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4435946.1877778" calcext:value-type="float">
            <text:p><text:s/>34,435,946 <text:s/></text:p>
          </table:table-cell>
          <table:table-cell table:style-name="ce50" office:value-type="float" office:value="5272071" calcext:value-type="float">
            <text:p><text:s/>5,272,071 <text:s/></text:p>
          </table:table-cell>
          <table:table-cell table:style-name="ce50" office:value-type="float" office:value="41147153" calcext:value-type="float">
            <text:p><text:s/>41,147,153 <text:s/></text:p>
          </table:table-cell>
          <table:table-cell table:style-name="ce50" office:value-type="float" office:value="150687" calcext:value-type="float">
            <text:p><text:s/>150,687 <text:s/></text:p>
          </table:table-cell>
          <table:table-cell table:style-name="ce50" office:value-type="float" office:value="5243675" calcext:value-type="float">
            <text:p><text:s/>5,243,67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3315" calcext:value-type="float">
            <text:p><text:s/>443,3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946" calcext:value-type="float">
            <text:p><text:s/>8,9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502" calcext:value-type="float">
            <text:p><text:s/>11,5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356327.698660064" calcext:value-type="float">
            <text:p><text:s/>-356,328 <text:s/></text:p>
          </table:table-cell>
          <table:table-cell table:style-name="ce50" office:value-type="float" office:value="25086" calcext:value-type="float">
            <text:p><text:s/>25,086 <text:s/></text:p>
          </table:table-cell>
          <table:table-cell table:style-name="ce50" office:value-type="float" office:value="-477801.88492572" calcext:value-type="float">
            <text:p><text:s/>-477,8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17993.11507428" calcext:value-type="float">
            <text:p><text:s/>-117,99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364" calcext:value-type="float">
            <text:p><text:s/>21,36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4783327.8864378" calcext:value-type="float">
            <text:p><text:s/>34,783,328 <text:s/></text:p>
          </table:table-cell>
          <table:table-cell table:style-name="ce51" office:value-type="float" office:value="5246985" calcext:value-type="float">
            <text:p><text:s/>5,246,985 <text:s/></text:p>
          </table:table-cell>
          <table:table-cell table:style-name="ce51" office:value-type="float" office:value="41624954.8849257" calcext:value-type="float">
            <text:p><text:s/>41,624,955 <text:s/></text:p>
          </table:table-cell>
          <table:table-cell table:style-name="ce51" office:value-type="float" office:value="150687" calcext:value-type="float">
            <text:p><text:s/>150,687 <text:s/></text:p>
          </table:table-cell>
          <table:table-cell table:style-name="ce51" office:value-type="float" office:value="5361668.11507428" calcext:value-type="float">
            <text:p><text:s/>5,361,66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410449" calcext:value-type="float">
            <text:p><text:s/>410,44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819348.962322221" calcext:value-type="float">
            <text:p><text:s/>819,349 <text:s/></text:p>
          </table:table-cell>
          <table:table-cell table:style-name="ce51" office:value-type="float" office:value="122284" calcext:value-type="float">
            <text:p><text:s/>122,284 <text:s/></text:p>
          </table:table-cell>
          <table:table-cell table:style-name="ce51" office:value-type="float" office:value="1013788" calcext:value-type="float">
            <text:p><text:s/>1,013,78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9670.6287" calcext:value-type="float">
            <text:p><text:s/>9,67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2645346.9913039" calcext:value-type="float">
            <text:p><text:s/>32,645,347 <text:s/></text:p>
          </table:table-cell>
          <table:table-cell table:style-name="ce50" office:value-type="float" office:value="5124701" calcext:value-type="float">
            <text:p><text:s/>5,124,701 <text:s/></text:p>
          </table:table-cell>
          <table:table-cell table:style-name="ce50" office:value-type="float" office:value="33782256.2234939" calcext:value-type="float">
            <text:p><text:s/>33,782,2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61668.11507428" calcext:value-type="float">
            <text:p><text:s/>5,361,6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29302.3679" calcext:value-type="float">
            <text:p><text:s/>3,929,3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493776.49666667" calcext:value-type="float">
            <text:p><text:s/>4,493,776 <text:s/></text:p>
          </table:table-cell>
          <table:table-cell table:style-name="ce50" office:value-type="float" office:value="5124701" calcext:value-type="float">
            <text:p><text:s/>5,124,701 <text:s/></text:p>
          </table:table-cell>
          <table:table-cell table:style-name="ce50" office:value-type="float" office:value="661762" calcext:value-type="float">
            <text:p><text:s/>661,7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007351.78597778" calcext:value-type="float">
            <text:p><text:s/>4,007,3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3447.95" calcext:value-type="float">
            <text:p><text:s/>1,253,4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29302.3679" calcext:value-type="float">
            <text:p><text:s/>3,929,3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8050171.4453267" calcext:value-type="float">
            <text:p><text:s/>18,050,1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165091.8849257" calcext:value-type="float">
            <text:p><text:s/>24,165,0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42963.11507428" calcext:value-type="float">
            <text:p><text:s/>5,042,9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174010.275555556" calcext:value-type="float">
            <text:p><text:s/>174,0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7581" calcext:value-type="float">
            <text:p><text:s/>257,5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920036.98777715" calcext:value-type="float">
            <text:p><text:s/>5,920,03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444373.38856815" calcext:value-type="float">
            <text:p><text:s/>7,444,37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18705" calcext:value-type="float">
            <text:p><text:s/>318,70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924262.84877778" calcext:value-type="float">
            <text:p><text:s/>5,924,2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65033" calcext:value-type="float">
            <text:p><text:s/>4,465,0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924262.84877778" calcext:value-type="float">
            <text:p><text:s/>5,924,2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65033" calcext:value-type="float">
            <text:p><text:s/>4,465,0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26218.045666667" calcext:value-type="float">
            <text:p><text:s/>926,21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35029.688333333" calcext:value-type="float">
            <text:p><text:s/>435,03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91188.357333333" calcext:value-type="float">
            <text:p><text:s/>491,18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996.6739" calcext:value-type="float">
            <text:p><text:s/>5,99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3151.3713" calcext:value-type="float">
            <text:p><text:s/>3,15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310680.06202285" calcext:value-type="float">
            <text:p><text:s/>6,310,68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828910.66143185" calcext:value-type="float">
            <text:p><text:s/>6,828,911 <text:s/></text:p>
          </table:table-cell>
          <table:table-cell table:style-name="ce52" office:value-type="float" office:value="150687" calcext:value-type="float">
            <text:p><text:s/>150,68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933357.6321" calcext:value-type="float">
            <text:p><text:s/>933,35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001425.59535618" calcext:value-type="float">
            <text:p><text:s/>6,001,42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828910.66143185" calcext:value-type="float">
            <text:p><text:s/>6,828,911 <text:s/></text:p>
          </table:table-cell>
          <table:table-cell table:style-name="ce52" office:value-type="float" office:value="114295" calcext:value-type="float">
            <text:p><text:s/>114,29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72656.6321" calcext:value-type="float">
            <text:p><text:s/>572,65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001425.59535618" calcext:value-type="float">
            <text:p><text:s/>6,001,4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28910.66143185" calcext:value-type="float">
            <text:p><text:s/>6,828,911 <text:s/></text:p>
          </table:table-cell>
          <table:table-cell table:style-name="ce50" office:value-type="float" office:value="114295" calcext:value-type="float">
            <text:p><text:s/>114,2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2656.6321" calcext:value-type="float">
            <text:p><text:s/>572,6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1240.6931812587" calcext:value-type="float">
            <text:p><text:s/>71,2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5454.9734591" calcext:value-type="float">
            <text:p><text:s/>105,4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01637.102840272" calcext:value-type="float">
            <text:p><text:s/>301,6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6502.29038856" calcext:value-type="float">
            <text:p><text:s/>446,5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365765.12272239" calcext:value-type="float">
            <text:p><text:s/>2,365,7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01954.95139828" calcext:value-type="float">
            <text:p><text:s/>3,501,9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636977.96864792" calcext:value-type="float">
            <text:p><text:s/>1,636,9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23158.17727488" calcext:value-type="float">
            <text:p><text:s/>2,423,1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6254.29333333333" calcext:value-type="float">
            <text:p>( 6,25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258" calcext:value-type="float">
            <text:p>( 9,25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630723.67531459" calcext:value-type="float">
            <text:p>( 1,630,72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413900.17727488" calcext:value-type="float">
            <text:p>( 2,413,90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98922.353139712" calcext:value-type="float">
            <text:p><text:s/>398,9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0510.06221339" calcext:value-type="float">
            <text:p><text:s/>590,5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29864.800934762" calcext:value-type="float">
            <text:p><text:s/>329,8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8286.71191001" calcext:value-type="float">
            <text:p><text:s/>488,2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52506.41777778" calcext:value-type="float">
            <text:p><text:s/>1,852,5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42197" calcext:value-type="float">
            <text:p><text:s/>2,742,1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696232.17777778" calcext:value-type="float">
            <text:p><text:s/>1,696,2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10870" calcext:value-type="float">
            <text:p><text:s/>2,510,8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56274.24" calcext:value-type="float">
            <text:p><text:s/>156,2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1327" calcext:value-type="float">
            <text:p><text:s/>231,3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88117.05963333" calcext:value-type="float">
            <text:p><text:s/>1,388,1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295" calcext:value-type="float">
            <text:p><text:s/>114,2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2656.6321" calcext:value-type="float">
            <text:p><text:s/>572,6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88117.05963333" calcext:value-type="float">
            <text:p><text:s/>1,388,11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295" calcext:value-type="float">
            <text:p><text:s/>114,2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2656.6321" calcext:value-type="float">
            <text:p><text:s/>572,6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2159.1992011481" calcext:value-type="float">
            <text:p><text:s/>22,1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801.44618591" calcext:value-type="float">
            <text:p><text:s/>32,8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09254.466666667" calcext:value-type="float">
            <text:p><text:s/>309,2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392" calcext:value-type="float">
            <text:p><text:s/>36,3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0701" calcext:value-type="float">
            <text:p><text:s/>360,7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09254.466666667" calcext:value-type="float">
            <text:p><text:s/>309,2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392" calcext:value-type="float">
            <text:p><text:s/>36,3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0701" calcext:value-type="float">
            <text:p><text:s/>360,7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02885567.760586" calcext:value-type="float">
            <text:p><text:s/>102,885,5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7622763.5319127" calcext:value-type="float">
            <text:p><text:s/>87,622,76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262804.2286733" calcext:value-type="float">
            <text:p><text:s/>15,262,80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77206127.736" calcext:value-type="float">
            <text:p><text:s/>77,206,12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5441968.5073267" calcext:value-type="float">
            <text:p><text:s/>65,441,96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764159.2286733" calcext:value-type="float">
            <text:p><text:s/>11,764,15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543779.47978" calcext:value-type="float">
            <text:p><text:s/>543,7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43779.47978" calcext:value-type="float">
            <text:p><text:s/>543,779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5135660.544806" calcext:value-type="float">
            <text:p><text:s/>25,135,66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637015.544806" calcext:value-type="float">
            <text:p><text:s/>21,637,01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498645" calcext:value-type="float">
            <text:p><text:s/>3,498,645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80993.417573" calcext:value-type="float">
            <text:p><text:s/>280,99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0993.417573" calcext:value-type="float">
            <text:p><text:s/>280,99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80993.417573" calcext:value-type="float">
            <text:p><text:s/>280,99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80993.417573" calcext:value-type="float">
            <text:p><text:s/>280,99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54386.9217083415" calcext:value-type="float">
            <text:p><text:s/>54,387 <text:s/></text:p>
          </table:table-cell>
          <table:table-cell table:style-name="ce49" office:value-type="float" office:value="51097" calcext:value-type="float">
            <text:p><text:s/>51,097 <text:s/></text:p>
          </table:table-cell>
          <table:table-cell table:style-name="ce49" office:value-type="float" office:value="3289.9217083415" calcext:value-type="float">
            <text:p><text:s/>3,29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190942.2308004" calcext:value-type="float">
            <text:p><text:s/>56,190,942 <text:s/></text:p>
          </table:table-cell>
          <table:table-cell table:style-name="ce50" office:value-type="float" office:value="45659273" calcext:value-type="float">
            <text:p><text:s/>45,659,2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462.893" calcext:value-type="float">
            <text:p><text:s/>118,4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72373.656" calcext:value-type="float">
            <text:p><text:s/>1,572,37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37331.46932462" calcext:value-type="float">
            <text:p><text:s/>6,837,3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0452.13" calcext:value-type="float">
            <text:p><text:s/>660,45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89551.2" calcext:value-type="float">
            <text:p><text:s/>2,789,5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8306.66666667" calcext:value-type="float">
            <text:p><text:s/>1,948,3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406159.871812778" calcext:value-type="float">
            <text:p><text:s/>-406,160 <text:s/></text:p>
          </table:table-cell>
          <table:table-cell table:style-name="ce50" office:value-type="float" office:value="-73589" calcext:value-type="float">
            <text:p><text:s/>-73,5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40364.509" calcext:value-type="float">
            <text:p><text:s/>-40,36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5076299.6883303" calcext:value-type="float">
            <text:p><text:s/>45,076,300 <text:s/></text:p>
          </table:table-cell>
          <table:table-cell table:style-name="ce51" office:value-type="float" office:value="45783959" calcext:value-type="float">
            <text:p><text:s/>45,783,959 <text:s/></text:p>
          </table:table-cell>
          <table:table-cell table:style-name="ce51" office:value-type="float" office:value="3289.9217083415" calcext:value-type="float">
            <text:p><text:s/>3,290 <text:s/></text:p>
          </table:table-cell>
          <table:table-cell table:style-name="ce51" office:value-type="float" office:value="118462.893" calcext:value-type="float">
            <text:p><text:s/>118,46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952286.035" calcext:value-type="float">
            <text:p><text:s/>952,2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34951.66455" calcext:value-type="float">
            <text:p><text:s/>4,934,9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567.97" calcext:value-type="float">
            <text:p><text:s/>47,56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600625.409255767" calcext:value-type="float">
            <text:p><text:s/>-600,625 <text:s/></text:p>
          </table:table-cell>
          <table:table-cell table:style-name="ce51" office:value-type="float" office:value="-10357" calcext:value-type="float">
            <text:p><text:s/>-10,35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382.934" calcext:value-type="float">
            <text:p><text:s/>11,3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65650" calcext:value-type="float">
            <text:p><text:s/>265,650 <text:s/></text:p>
          </table:table-cell>
          <table:table-cell table:style-name="ce50" office:value-type="float" office:value="5162740" calcext:value-type="float">
            <text:p><text:s/>5,162,740 <text:s/></text:p>
          </table:table-cell>
          <table:table-cell table:style-name="ce50" office:value-type="float" office:value="478930" calcext:value-type="float">
            <text:p><text:s/>478,930 <text:s/></text:p>
          </table:table-cell>
          <table:table-cell table:style-name="ce50" office:value-type="float" office:value="50844213.3728805" calcext:value-type="float">
            <text:p><text:s/>50,844,213 <text:s/></text:p>
          </table:table-cell>
          <table:table-cell table:style-name="ce50" office:value-type="float" office:value="45794316" calcext:value-type="float">
            <text:p><text:s/>45,794,316 <text:s/></text:p>
          </table:table-cell>
          <table:table-cell table:style-name="ce50" office:value-type="float" office:value="3289.9217083415" calcext:value-type="float">
            <text:p><text:s/>3,290 <text:s/></text:p>
          </table:table-cell>
          <table:table-cell table:style-name="ce50" office:value-type="float" office:value="118462.893" calcext:value-type="float">
            <text:p><text:s/>118,463 <text:s/></text:p>
          </table:table-cell>
          <table:table-cell table:style-name="ce50" office:value-type="float" office:value="9347.52011481" calcext:value-type="float">
            <text:p><text:s/>9,3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916068.8147083" calcext:value-type="float">
            <text:p><text:s/>45,916,069 <text:s/></text:p>
          </table:table-cell>
          <table:table-cell table:style-name="ce50" office:value-type="float" office:value="45794316" calcext:value-type="float">
            <text:p><text:s/>45,794,316 <text:s/></text:p>
          </table:table-cell>
          <table:table-cell table:style-name="ce50" office:value-type="float" office:value="3289.9217083415" calcext:value-type="float">
            <text:p><text:s/>3,290 <text:s/></text:p>
          </table:table-cell>
          <table:table-cell table:style-name="ce50" office:value-type="float" office:value="118462.893" calcext:value-type="float">
            <text:p><text:s/>118,46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96388.53333333" calcext:value-type="float">
            <text:p><text:s/>3,996,3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497.0666666667" calcext:value-type="float">
            <text:p><text:s/>34,49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65650" calcext:value-type="float">
            <text:p><text:s/>265,650 <text:s/></text:p>
          </table:table-cell>
          <table:table-cell table:style-name="ce51" office:value-type="float" office:value="5162740" calcext:value-type="float">
            <text:p><text:s/>5,162,740 <text:s/></text:p>
          </table:table-cell>
          <table:table-cell table:style-name="ce51" office:value-type="float" office:value="478930" calcext:value-type="float">
            <text:p><text:s/>478,930 <text:s/></text:p>
          </table:table-cell>
          <table:table-cell table:style-name="ce51" office:value-type="float" office:value="897258.958172171" calcext:value-type="float">
            <text:p><text:s/>897,259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347.52011481" calcext:value-type="float">
            <text:p><text:s/>9,34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79300" calcext:value-type="float">
            <text:p><text:s/>2,079,300 <text:s/></text:p>
          </table:table-cell>
          <table:table-cell table:style-name="ce50" office:value-type="float" office:value="14880353" calcext:value-type="float">
            <text:p><text:s/>14,880,353 <text:s/></text:p>
          </table:table-cell>
          <table:table-cell table:style-name="ce50" office:value-type="float" office:value="945982" calcext:value-type="float">
            <text:p><text:s/>945,982 <text:s/></text:p>
          </table:table-cell>
          <table:table-cell table:style-name="ce50" office:value-type="float" office:value="50304345.3218433" calcext:value-type="float">
            <text:p><text:s/>50,304,3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4841.55" calcext:value-type="float">
            <text:p><text:s/>1,334,842 <text:s/></text:p>
          </table:table-cell>
          <table:table-cell table:style-name="ce50" office:value-type="float" office:value="2182721.706" calcext:value-type="float">
            <text:p><text:s/>2,182,72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79300" calcext:value-type="float">
            <text:p><text:s/>2,079,300 <text:s/></text:p>
          </table:table-cell>
          <table:table-cell table:style-name="ce50" office:value-type="float" office:value="14880353" calcext:value-type="float">
            <text:p><text:s/>14,880,353 <text:s/></text:p>
          </table:table-cell>
          <table:table-cell table:style-name="ce50" office:value-type="float" office:value="945982" calcext:value-type="float">
            <text:p><text:s/>945,982 <text:s/></text:p>
          </table:table-cell>
          <table:table-cell table:style-name="ce50" office:value-type="float" office:value="46924493.5189633" calcext:value-type="float">
            <text:p><text:s/>46,924,4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4841.55" calcext:value-type="float">
            <text:p><text:s/>1,334,842 <text:s/></text:p>
          </table:table-cell>
          <table:table-cell table:style-name="ce50" office:value-type="float" office:value="1880891.11520573" calcext:value-type="float">
            <text:p><text:s/>1,880,89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379851.80288" calcext:value-type="float">
            <text:p><text:s/>3,379,85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01830.590794273" calcext:value-type="float">
            <text:p><text:s/>301,83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61461" calcext:value-type="float">
            <text:p><text:s/>561,461 <text:s/></text:p>
          </table:table-cell>
          <table:table-cell table:style-name="ce50" office:value-type="float" office:value="7101074" calcext:value-type="float">
            <text:p><text:s/>7,101,074 <text:s/></text:p>
          </table:table-cell>
          <table:table-cell table:style-name="ce50" office:value-type="float" office:value="246277" calcext:value-type="float">
            <text:p><text:s/>246,277 <text:s/></text:p>
          </table:table-cell>
          <table:table-cell table:style-name="ce50" office:value-type="float" office:value="2240602.66140402" calcext:value-type="float">
            <text:p><text:s/>2,240,60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423.01572943" calcext:value-type="float">
            <text:p><text:s/>1,325,423 <text:s/></text:p>
          </table:table-cell>
          <table:table-cell table:style-name="ce50" office:value-type="float" office:value="20021.634" calcext:value-type="float">
            <text:p><text:s/>20,02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2" calcext:value-type="float">
            <text:p><text:s/>6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16589" calcext:value-type="float">
            <text:p><text:s/>316,589 <text:s/></text:p>
          </table:table-cell>
          <table:table-cell table:style-name="ce50" office:value-type="float" office:value="2735266" calcext:value-type="float">
            <text:p><text:s/>2,735,266 <text:s/></text:p>
          </table:table-cell>
          <table:table-cell table:style-name="ce50" office:value-type="float" office:value="246277" calcext:value-type="float">
            <text:p><text:s/>246,277 <text:s/></text:p>
          </table:table-cell>
          <table:table-cell table:style-name="ce50" office:value-type="float" office:value="6838.93333333333" calcext:value-type="float">
            <text:p><text:s/>6,8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44872" calcext:value-type="float">
            <text:p><text:s/>244,872 <text:s/></text:p>
          </table:table-cell>
          <table:table-cell table:style-name="ce50" office:value-type="float" office:value="4365808" calcext:value-type="float">
            <text:p><text:s/>4,365,8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.6111111111111" calcext:value-type="float">
            <text:p><text:s/>1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29631.44807958" calcext:value-type="float">
            <text:p><text:s/>2,229,6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423.01572943" calcext:value-type="float">
            <text:p><text:s/>1,325,423 <text:s/></text:p>
          </table:table-cell>
          <table:table-cell table:style-name="ce50" office:value-type="float" office:value="17941.842" calcext:value-type="float">
            <text:p><text:s/>17,9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8" calcext:value-type="float">
            <text:p><text:s/>1,8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50.66888" calcext:value-type="float">
            <text:p><text:s/>1,55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079.792" calcext:value-type="float">
            <text:p><text:s/>2,08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88" calcext:value-type="float">
            <text:p><text:s/>688 <text:s/></text:p>
          </table:table-cell>
          <table:table-cell table:style-name="ce52" office:value-type="float" office:value="30545" calcext:value-type="float">
            <text:p><text:s/>30,545 <text:s/></text:p>
          </table:table-cell>
          <table:table-cell table:style-name="ce52" office:value-type="float" office:value="2829" calcext:value-type="float">
            <text:p><text:s/>2,82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251501" calcext:value-type="float">
            <text:p><text:s/>1,251,501 <text:s/></text:p>
          </table:table-cell>
          <table:table-cell table:style-name="ce52" office:value-type="float" office:value="2585994" calcext:value-type="float">
            <text:p><text:s/>2,585,994 <text:s/></text:p>
          </table:table-cell>
          <table:table-cell table:style-name="ce52" office:value-type="float" office:value="217946" calcext:value-type="float">
            <text:p><text:s/>217,946 <text:s/></text:p>
          </table:table-cell>
          <table:table-cell table:style-name="ce52" office:value-type="float" office:value="37961502.7205948" calcext:value-type="float">
            <text:p><text:s/>37,961,50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1.01415576" calcext:value-type="float">
            <text:p><text:s/>71 <text:s/></text:p>
          </table:table-cell>
          <table:table-cell table:style-name="ce52" office:value-type="float" office:value="3056035.203" calcext:value-type="float">
            <text:p><text:s/>3,056,03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251501" calcext:value-type="float">
            <text:p><text:s/>1,251,501 <text:s/></text:p>
          </table:table-cell>
          <table:table-cell table:style-name="ce52" office:value-type="float" office:value="2585994" calcext:value-type="float">
            <text:p><text:s/>2,585,994 <text:s/></text:p>
          </table:table-cell>
          <table:table-cell table:style-name="ce52" office:value-type="float" office:value="217946" calcext:value-type="float">
            <text:p><text:s/>217,946 <text:s/></text:p>
          </table:table-cell>
          <table:table-cell table:style-name="ce52" office:value-type="float" office:value="23345605.0344088" calcext:value-type="float">
            <text:p><text:s/>23,345,60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1.01415576" calcext:value-type="float">
            <text:p><text:s/>71 <text:s/></text:p>
          </table:table-cell>
          <table:table-cell table:style-name="ce52" office:value-type="float" office:value="3030386.859" calcext:value-type="float">
            <text:p><text:s/>3,030,3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251501" calcext:value-type="float">
            <text:p><text:s/>1,251,501 <text:s/></text:p>
          </table:table-cell>
          <table:table-cell table:style-name="ce50" office:value-type="float" office:value="2585994" calcext:value-type="float">
            <text:p><text:s/>2,585,994 <text:s/></text:p>
          </table:table-cell>
          <table:table-cell table:style-name="ce50" office:value-type="float" office:value="217946" calcext:value-type="float">
            <text:p><text:s/>217,946 <text:s/></text:p>
          </table:table-cell>
          <table:table-cell table:style-name="ce50" office:value-type="float" office:value="6927989.90683603" calcext:value-type="float">
            <text:p><text:s/>6,927,99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.01415576" calcext:value-type="float">
            <text:p><text:s/>71 <text:s/></text:p>
          </table:table-cell>
          <table:table-cell table:style-name="ce50" office:value-type="float" office:value="836310.906" calcext:value-type="float">
            <text:p><text:s/>836,3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868.2168333333" calcext:value-type="float">
            <text:p><text:s/>42,8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08.9" calcext:value-type="float">
            <text:p><text:s/>1,9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5962.487787611" calcext:value-type="float">
            <text:p><text:s/>385,9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171.51" calcext:value-type="float">
            <text:p><text:s/>12,1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8374.55838463" calcext:value-type="float">
            <text:p><text:s/>1,168,3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515.712" calcext:value-type="float">
            <text:p><text:s/>6,5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365.92795" calcext:value-type="float">
            <text:p><text:s/>27,3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81.53" calcext:value-type="float">
            <text:p><text:s/>2,8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60.25977333333" calcext:value-type="float">
            <text:p><text:s/>5,4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2.696" calcext:value-type="float">
            <text:p><text:s/>3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4127.777972763" calcext:value-type="float">
            <text:p><text:s/>374,1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34.192" calcext:value-type="float">
            <text:p><text:s/>3,5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39.71148" calcext:value-type="float">
            <text:p><text:s/>8,3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406.632" calcext:value-type="float">
            <text:p><text:s/>6,4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61197.8807206" calcext:value-type="float">
            <text:p><text:s/>2,061,19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.01415576" calcext:value-type="float">
            <text:p><text:s/>71 <text:s/></text:p>
          </table:table-cell>
          <table:table-cell table:style-name="ce50" office:value-type="float" office:value="370993.806" calcext:value-type="float">
            <text:p><text:s/>370,9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6333.40930069" calcext:value-type="float">
            <text:p><text:s/>1,396,3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355.864" calcext:value-type="float">
            <text:p><text:s/>41,3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16150.258785221" calcext:value-type="float">
            <text:p>( 916,15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1266.964" calcext:value-type="float">
            <text:p>( 21,26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80183.150515471" calcext:value-type="float">
            <text:p>( 480,18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0088.9" calcext:value-type="float">
            <text:p>( 20,08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092.0064795013" calcext:value-type="float">
            <text:p><text:s/>50,0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.01415576" calcext:value-type="float">
            <text:p><text:s/>7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3521.915477075" calcext:value-type="float">
            <text:p><text:s/>253,5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61250.549463333" calcext:value-type="float">
            <text:p><text:s/>361,25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29637.942" calcext:value-type="float">
            <text:p><text:s/>329,6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9504.55962" calcext:value-type="float">
            <text:p><text:s/>289,5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192.108" calcext:value-type="float">
            <text:p><text:s/>6,1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020.8272933333" calcext:value-type="float">
            <text:p><text:s/>43,0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904.664" calcext:value-type="float">
            <text:p><text:s/>7,90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14028.977563333" calcext:value-type="float">
            <text:p><text:s/>114,02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3360.482" calcext:value-type="float">
            <text:p><text:s/>13,3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6867.488184444" calcext:value-type="float">
            <text:p><text:s/>466,8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382.516" calcext:value-type="float">
            <text:p><text:s/>29,3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109.4500177778" calcext:value-type="float">
            <text:p><text:s/>90,1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4.416" calcext:value-type="float">
            <text:p><text:s/>1,2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6758.038166667" calcext:value-type="float">
            <text:p><text:s/>376,7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088.1" calcext:value-type="float">
            <text:p><text:s/>28,0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0728.4630655556" calcext:value-type="float">
            <text:p>( 40,72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749.234" calcext:value-type="float">
            <text:p>( 16,749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7657.49651333333" calcext:value-type="float">
            <text:p>( 7,657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4061.412" calcext:value-type="float">
            <text:p>( 4,06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251501" calcext:value-type="float">
            <text:p><text:s/>1,251,501 <text:s/></text:p>
          </table:table-cell>
          <table:table-cell table:style-name="ce50" office:value-type="float" office:value="2585994" calcext:value-type="float">
            <text:p><text:s/>2,585,994 <text:s/></text:p>
          </table:table-cell>
          <table:table-cell table:style-name="ce50" office:value-type="float" office:value="217946" calcext:value-type="float">
            <text:p><text:s/>217,946 <text:s/></text:p>
          </table:table-cell>
          <table:table-cell table:style-name="ce50" office:value-type="float" office:value="692052.771983333" calcext:value-type="float">
            <text:p><text:s/>692,0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345.31" calcext:value-type="float">
            <text:p><text:s/>92,3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251501" calcext:value-type="float">
            <text:p><text:s/>1,251,501 <text:s/></text:p>
          </table:table-cell>
          <table:table-cell table:style-name="ce50" office:value-type="float" office:value="2585994" calcext:value-type="float">
            <text:p><text:s/>2,585,994 <text:s/></text:p>
          </table:table-cell>
          <table:table-cell table:style-name="ce50" office:value-type="float" office:value="217946" calcext:value-type="float">
            <text:p><text:s/>217,946 <text:s/></text:p>
          </table:table-cell>
          <table:table-cell table:style-name="ce50" office:value-type="float" office:value="572397.688682222" calcext:value-type="float">
            <text:p><text:s/>572,3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3444.564" calcext:value-type="float">
            <text:p><text:s/>63,4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655.083301111" calcext:value-type="float">
            <text:p><text:s/>119,6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900.746" calcext:value-type="float">
            <text:p><text:s/>28,9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9228.8283" calcext:value-type="float">
            <text:p>( 29,22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617.22" calcext:value-type="float">
            <text:p>( 9,61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658.93062" calcext:value-type="float">
            <text:p><text:s/>111,6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463.508" calcext:value-type="float">
            <text:p><text:s/>19,46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77178.767746667" calcext:value-type="float">
            <text:p><text:s/>177,17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643.272" calcext:value-type="float">
            <text:p><text:s/>3,6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8912.935633385" calcext:value-type="float">
            <text:p><text:s/>378,9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70.082" calcext:value-type="float">
            <text:p><text:s/>8,2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911.459615556" calcext:value-type="float">
            <text:p><text:s/>111,9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86.004" calcext:value-type="float">
            <text:p><text:s/>12,6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4263.1835" calcext:value-type="float">
            <text:p><text:s/>314,2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8248.9" calcext:value-type="float">
            <text:p><text:s/>238,2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6.727903708" calcext:value-type="float">
            <text:p><text:s/>97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799.139896667" calcext:value-type="float">
            <text:p><text:s/>148,7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9.082" calcext:value-type="float">
            <text:p><text:s/>89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117.31637333333" calcext:value-type="float">
            <text:p><text:s/>5,11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15393.7473294" calcext:value-type="float">
            <text:p><text:s/>12,915,3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414.759" calcext:value-type="float">
            <text:p><text:s/>24,4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422.444444444" calcext:value-type="float">
            <text:p><text:s/>280,4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69409.0362183" calcext:value-type="float">
            <text:p><text:s/>12,169,4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414.759" calcext:value-type="float">
            <text:p><text:s/>24,4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951.4666666667" calcext:value-type="float">
            <text:p><text:s/>41,9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3610.8" calcext:value-type="float">
            <text:p><text:s/>423,6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9236.552606667" calcext:value-type="float">
            <text:p><text:s/>879,2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.996" calcext:value-type="float">
            <text:p><text:s/>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11.61927333333" calcext:value-type="float">
            <text:p><text:s/>2,7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.996" calcext:value-type="float">
            <text:p><text:s/>4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76524.933333333" calcext:value-type="float">
            <text:p><text:s/>876,52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2423.04750667" calcext:value-type="float">
            <text:p><text:s/>1,102,4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065.656" calcext:value-type="float">
            <text:p><text:s/>107,0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4222.893592222" calcext:value-type="float">
            <text:p><text:s/>404,2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9864.558" calcext:value-type="float">
            <text:p><text:s/>99,8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64.04444444444" calcext:value-type="float">
            <text:p><text:s/>8,4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46.61387333333" calcext:value-type="float">
            <text:p><text:s/>8,6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.636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89.6" calcext:value-type="float">
            <text:p><text:s/>12,0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80.6" calcext:value-type="float">
            <text:p><text:s/>7,8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3744.844444444" calcext:value-type="float">
            <text:p><text:s/>483,7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77374.451152222" calcext:value-type="float">
            <text:p><text:s/>177,37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7197.462" calcext:value-type="float">
            <text:p><text:s/>7,19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520561.78013" calcext:value-type="float">
            <text:p><text:s/>1,520,562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062555.542" calcext:value-type="float">
            <text:p><text:s/>2,062,5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15897.686186" calcext:value-type="float">
            <text:p><text:s/>14,615,8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648.344" calcext:value-type="float">
            <text:p><text:s/>25,6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15897.686186" calcext:value-type="float">
            <text:p><text:s/>14,615,8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648.344" calcext:value-type="float">
            <text:p><text:s/>25,6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341749.0624933" calcext:value-type="float">
            <text:p>( 11,341,74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5648.344" calcext:value-type="float">
            <text:p>( 25,64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992578.142782" calcext:value-type="float">
            <text:p><text:s/>20,992,57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1134.415999" calcext:value-type="float">
            <text:p><text:s/>51,134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6029047.962" calcext:value-type="float">
            <text:p><text:s/>16,029,04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7517.138665" calcext:value-type="float">
            <text:p><text:s/>97,51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866013.042117" calcext:value-type="float">
            <text:p><text:s/>4,866,013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1134.415999" calcext:value-type="float">
            <text:p><text:s/>51,134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527.512823" calcext:value-type="float">
            <text:p><text:s/>7,52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527.512823" calcext:value-type="float">
            <text:p><text:s/>7,52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89917" calcext:value-type="float">
            <text:p><text:s/>7,089,917 <text:s/></text:p>
          </table:table-cell>
          <table:table-cell table:number-columns-repeated="2" table:style-name="ce50" office:value-type="float" office:value="335170" calcext:value-type="float">
            <text:p><text:s/>335,1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645.3182002432" calcext:value-type="float">
            <text:p><text:s/>24,645 <text:s/></text:p>
          </table:table-cell>
          <table:table-cell table:number-columns-repeated="2" table:style-name="ce50" office:value-type="float" office:value="1277760" calcext:value-type="float">
            <text:p><text:s/>1,277,7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64271" calcext:value-type="float">
            <text:p><text:s/>964,271 <text:s/></text:p>
          </table:table-cell>
          <table:table-cell table:style-name="ce50" office:value-type="float" office:value="195133" calcext:value-type="float">
            <text:p><text:s/>195,1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191845" calcext:value-type="float">
            <text:p><text:s/>2,191,8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36388" calcext:value-type="float">
            <text:p><text:s/>-36,388 <text:s/></text:p>
          </table:table-cell>
          <table:table-cell table:number-columns-repeated="2" table:style-name="ce50" office:value-type="float" office:value="-39775.9999999998" calcext:value-type="float">
            <text:p><text:s/>-39,776 <text:s/></text:p>
          </table:table-cell>
          <table:table-cell table:style-name="ce50" office:value-type="float" office:value="-12" calcext:value-type="float">
            <text:p><text:s/>-12 <text:s/></text:p>
          </table:table-cell>
          <table:table-cell table:style-name="ce50" office:value-type="float" office:value="-16248.2225931274" calcext:value-type="float">
            <text:p><text:s/>-16,248 <text:s/></text:p>
          </table:table-cell>
          <table:table-cell table:style-name="ce50" office:value-type="float" office:value="-324930.777406873" calcext:value-type="float">
            <text:p><text:s/>-324,931 <text:s/></text:p>
          </table:table-cell>
          <table:table-cell table:style-name="ce50" office:value-type="float" office:value="18196" calcext:value-type="float">
            <text:p><text:s/>18,1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101659.68179976" calcext:value-type="float">
            <text:p><text:s/>7,101,660 <text:s/></text:p>
          </table:table-cell>
          <table:table-cell table:number-columns-repeated="2" table:style-name="ce51" office:value-type="float" office:value="-902814" calcext:value-type="float">
            <text:p><text:s/>-902,814 <text:s/></text:p>
          </table:table-cell>
          <table:table-cell table:style-name="ce51" office:value-type="float" office:value="12" calcext:value-type="float">
            <text:p><text:s/>12 <text:s/></text:p>
          </table:table-cell>
          <table:table-cell table:style-name="ce51" office:value-type="float" office:value="16248.2225931274" calcext:value-type="float">
            <text:p><text:s/>16,248 <text:s/></text:p>
          </table:table-cell>
          <table:table-cell table:style-name="ce51" office:value-type="float" office:value="-2831185.22259313" calcext:value-type="float">
            <text:p><text:s/>-2,831,185 <text:s/></text:p>
          </table:table-cell>
          <table:table-cell table:style-name="ce51" office:value-type="float" office:value="-213329" calcext:value-type="float">
            <text:p><text:s/>-213,32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938260" calcext:value-type="float">
            <text:p><text:s/>2,938,260 <text:s/></text:p>
          </table:table-cell>
          <table:table-cell table:number-columns-repeated="2" table:style-name="ce50" office:value-type="float" office:value="22" calcext:value-type="float">
            <text:p><text:s/>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23.56677558242" calcext:value-type="float">
            <text:p><text:s/>3,824 <text:s/></text:p>
          </table:table-cell>
          <table:table-cell table:style-name="ce50" office:value-type="float" office:value="63978.4332244176" calcext:value-type="float">
            <text:p><text:s/>63,978 <text:s/></text:p>
          </table:table-cell>
          <table:table-cell table:style-name="ce50" office:value-type="float" office:value="93537" calcext:value-type="float">
            <text:p><text:s/>93,53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54759.318200243" calcext:value-type="float">
            <text:p><text:s/>-154,759 <text:s/></text:p>
          </table:table-cell>
          <table:table-cell table:number-columns-repeated="2" table:style-name="ce51" office:value-type="float" office:value="-178832" calcext:value-type="float">
            <text:p><text:s/>-178,83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95629" calcext:value-type="float">
            <text:p><text:s/>-95,62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72171" calcext:value-type="float">
            <text:p><text:s/>8,772,171 <text:s/></text:p>
          </table:table-cell>
          <table:table-cell table:number-columns-repeated="2" table:style-name="ce50" office:value-type="float" office:value="10456693" calcext:value-type="float">
            <text:p><text:s/>10,456,693 <text:s/></text:p>
          </table:table-cell>
          <table:table-cell table:style-name="ce50" office:value-type="float" office:value="80" calcext:value-type="float">
            <text:p><text:s/>80 <text:s/></text:p>
          </table:table-cell>
          <table:table-cell table:style-name="ce50" office:value-type="float" office:value="123926.344182455" calcext:value-type="float">
            <text:p><text:s/>123,926 <text:s/></text:p>
          </table:table-cell>
          <table:table-cell table:style-name="ce50" office:value-type="float" office:value="3299555.65581754" calcext:value-type="float">
            <text:p><text:s/>3,299,556 <text:s/></text:p>
          </table:table-cell>
          <table:table-cell table:style-name="ce50" office:value-type="float" office:value="235916" calcext:value-type="float">
            <text:p><text:s/>235,9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72171" calcext:value-type="float">
            <text:p><text:s/>8,772,171 <text:s/></text:p>
          </table:table-cell>
          <table:table-cell table:number-columns-repeated="2" table:style-name="ce50" office:value-type="float" office:value="7028668.84" calcext:value-type="float">
            <text:p><text:s/>7,028,669 <text:s/></text:p>
          </table:table-cell>
          <table:table-cell table:style-name="ce50" office:value-type="float" office:value="80" calcext:value-type="float">
            <text:p><text:s/>80 <text:s/></text:p>
          </table:table-cell>
          <table:table-cell table:style-name="ce50" office:value-type="float" office:value="123926.344182455" calcext:value-type="float">
            <text:p><text:s/>123,926 <text:s/></text:p>
          </table:table-cell>
          <table:table-cell table:style-name="ce50" office:value-type="float" office:value="3299555.65581754" calcext:value-type="float">
            <text:p><text:s/>3,299,556 <text:s/></text:p>
          </table:table-cell>
          <table:table-cell table:style-name="ce50" office:value-type="float" office:value="235916" calcext:value-type="float">
            <text:p><text:s/>235,91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428024.16" calcext:value-type="float">
            <text:p><text:s/>3,428,02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176" calcext:value-type="float">
            <text:p><text:s/>10,1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981" calcext:value-type="float">
            <text:p><text:s/>7,98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90" calcext:value-type="float">
            <text:p><text:s/>2,1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" calcext:value-type="float">
            <text:p><text:s/>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3090330" calcext:value-type="float">
            <text:p><text:s/>13,090,330 <text:s/></text:p>
          </table:table-cell>
          <table:table-cell table:number-columns-repeated="2" table:style-name="ce52" office:value-type="float" office:value="9722513" calcext:value-type="float">
            <text:p><text:s/>9,722,513 <text:s/></text:p>
          </table:table-cell>
          <table:table-cell table:style-name="ce52" office:value-type="float" office:value="92" calcext:value-type="float">
            <text:p><text:s/>92 <text:s/></text:p>
          </table:table-cell>
          <table:table-cell table:style-name="ce52" office:value-type="float" office:value="136351" calcext:value-type="float">
            <text:p><text:s/>136,351 <text:s/></text:p>
          </table:table-cell>
          <table:table-cell table:style-name="ce52" office:value-type="float" office:value="404392" calcext:value-type="float">
            <text:p><text:s/>404,392 <text:s/></text:p>
          </table:table-cell>
          <table:table-cell table:style-name="ce52" office:value-type="float" office:value="24675" calcext:value-type="float">
            <text:p><text:s/>24,67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5514" calcext:value-type="float">
            <text:p><text:s/>25,514 <text:s/></text:p>
          </table:table-cell>
          <table:table-cell table:number-columns-repeated="2" table:style-name="ce52" office:value-type="float" office:value="9722513" calcext:value-type="float">
            <text:p><text:s/>9,722,513 <text:s/></text:p>
          </table:table-cell>
          <table:table-cell table:style-name="ce52" office:value-type="float" office:value="92" calcext:value-type="float">
            <text:p><text:s/>92 <text:s/></text:p>
          </table:table-cell>
          <table:table-cell table:style-name="ce52" office:value-type="float" office:value="136351" calcext:value-type="float">
            <text:p><text:s/>136,351 <text:s/></text:p>
          </table:table-cell>
          <table:table-cell table:style-name="ce52" office:value-type="float" office:value="404392" calcext:value-type="float">
            <text:p><text:s/>404,392 <text:s/></text:p>
          </table:table-cell>
          <table:table-cell table:style-name="ce52" office:value-type="float" office:value="24675" calcext:value-type="float">
            <text:p><text:s/>24,6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514" calcext:value-type="float">
            <text:p><text:s/>25,514 <text:s/></text:p>
          </table:table-cell>
          <table:table-cell table:number-columns-repeated="2" table:style-name="ce50" office:value-type="float" office:value="6500" calcext:value-type="float">
            <text:p><text:s/>6,5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87" calcext:value-type="float">
            <text:p><text:s/>9,3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84" calcext:value-type="float">
            <text:p><text:s/>78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" calcext:value-type="float">
            <text:p><text:s/>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" calcext:value-type="float">
            <text:p><text:s/>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5" calcext:value-type="float">
            <text:p>( 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9" calcext:value-type="float">
            <text:p><text:s/>9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0" calcext:value-type="float">
            <text:p><text:s/>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" calcext:value-type="float">
            <text:p><text:s/>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" calcext:value-type="float">
            <text:p><text:s/>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514" calcext:value-type="float">
            <text:p><text:s/>25,514 <text:s/></text:p>
          </table:table-cell>
          <table:table-cell table:number-columns-repeated="2" table:style-name="ce50" office:value-type="float" office:value="172" calcext:value-type="float">
            <text:p><text:s/>17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04" calcext:value-type="float">
            <text:p><text:s/>8,3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57" calcext:value-type="float">
            <text:p><text:s/>15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05" calcext:value-type="float">
            <text:p><text:s/>6,0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514" calcext:value-type="float">
            <text:p><text:s/>25,514 <text:s/></text:p>
          </table:table-cell>
          <table:table-cell table:number-columns-repeated="2" table:style-name="ce50" office:value-type="float" office:value="15" calcext:value-type="float">
            <text:p><text:s/>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99" calcext:value-type="float">
            <text:p><text:s/>2,2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5514" calcext:value-type="float">
            <text:p>( 25,51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4" calcext:value-type="float">
            <text:p><text:s/>2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67" calcext:value-type="float">
            <text:p><text:s/>16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58" calcext:value-type="float">
            <text:p><text:s/>1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969" calcext:value-type="float">
            <text:p><text:s/>3,96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7" calcext:value-type="float">
            <text:p><text:s/>8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95" calcext:value-type="float">
            <text:p><text:s/>5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8" calcext:value-type="float">
            <text:p><text:s/>5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652135" calcext:value-type="float">
            <text:p><text:s/>9,652,135 <text:s/></text:p>
          </table:table-cell>
          <table:table-cell table:style-name="ce50" office:value-type="float" office:value="92" calcext:value-type="float">
            <text:p><text:s/>92 <text:s/></text:p>
          </table:table-cell>
          <table:table-cell table:style-name="ce50" office:value-type="float" office:value="1670" calcext:value-type="float">
            <text:p><text:s/>1,670 <text:s/></text:p>
          </table:table-cell>
          <table:table-cell table:style-name="ce50" office:value-type="float" office:value="313719" calcext:value-type="float">
            <text:p><text:s/>313,7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" calcext:value-type="float">
            <text:p><text:s/>92 <text:s/></text:p>
          </table:table-cell>
          <table:table-cell table:style-name="ce50" office:value-type="float" office:value="1670" calcext:value-type="float">
            <text:p><text:s/>1,670 <text:s/></text:p>
          </table:table-cell>
          <table:table-cell table:style-name="ce50" office:value-type="float" office:value="313719" calcext:value-type="float">
            <text:p><text:s/>313,7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652135" calcext:value-type="float">
            <text:p><text:s/>9,652,1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8" calcext:value-type="float">
            <text:p><text:s/>1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8" calcext:value-type="float">
            <text:p><text:s/>1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3700" calcext:value-type="float">
            <text:p><text:s/>63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681" calcext:value-type="float">
            <text:p><text:s/>134,681 <text:s/></text:p>
          </table:table-cell>
          <table:table-cell table:style-name="ce50" office:value-type="float" office:value="90673" calcext:value-type="float">
            <text:p><text:s/>90,673 <text:s/></text:p>
          </table:table-cell>
          <table:table-cell table:style-name="ce50" office:value-type="float" office:value="15288" calcext:value-type="float">
            <text:p><text:s/>15,2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803" calcext:value-type="float">
            <text:p><text:s/>3,8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4" calcext:value-type="float">
            <text:p><text:s/>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76" calcext:value-type="float">
            <text:p><text:s/>9,4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99" calcext:value-type="float">
            <text:p><text:s/>3,3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035" calcext:value-type="float">
            <text:p><text:s/>49,0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681" calcext:value-type="float">
            <text:p><text:s/>134,681 <text:s/></text:p>
          </table:table-cell>
          <table:table-cell table:style-name="ce50" office:value-type="float" office:value="90673" calcext:value-type="float">
            <text:p><text:s/>90,673 <text:s/></text:p>
          </table:table-cell>
          <table:table-cell table:style-name="ce50" office:value-type="float" office:value="9766" calcext:value-type="float">
            <text:p><text:s/>9,76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785" calcext:value-type="float">
            <text:p><text:s/>1,78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55" calcext:value-type="float">
            <text:p><text:s/>1,655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064816" calcext:value-type="float">
            <text:p><text:s/>13,064,8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064816" calcext:value-type="float">
            <text:p><text:s/>13,064,8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3064816" calcext:value-type="float">
            <text:p>( 13,064,81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3089" calcext:value-type="float">
            <text:p><text:s/>33,089 <text:s/></text:p>
          </table:table-cell>
          <table:table-cell table:style-name="ce50" office:value-type="float" office:value="1461573" calcext:value-type="float">
            <text:p><text:s/>1,461,5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645" calcext:value-type="float">
            <text:p><text:s/>196,645 <text:s/></text:p>
          </table:table-cell>
          <table:table-cell table:style-name="ce50" office:value-type="float" office:value="27211" calcext:value-type="float">
            <text:p><text:s/>27,211 <text:s/></text:p>
          </table:table-cell>
          <table:table-cell table:style-name="ce50" office:value-type="float" office:value="915876.36537876" calcext:value-type="float">
            <text:p><text:s/>915,8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65" calcext:value-type="float">
            <text:p><text:s/>24,365 <text:s/></text:p>
          </table:table-cell>
          <table:table-cell table:style-name="ce50" office:value-type="float" office:value="122218" calcext:value-type="float">
            <text:p><text:s/>122,2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3094251" calcext:value-type="float">
            <text:p><text:s/>3,094,251 <text:s/></text:p>
          </table:table-cell>
          <table:table-cell table:style-name="ce50" office:value-type="float" office:value="144030" calcext:value-type="float">
            <text:p><text:s/>144,0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5690" calcext:value-type="float">
            <text:p><text:s/>235,690 <text:s/></text:p>
          </table:table-cell>
          <table:table-cell table:style-name="ce50" office:value-type="float" office:value="614658" calcext:value-type="float">
            <text:p><text:s/>614,658 <text:s/></text:p>
          </table:table-cell>
          <table:table-cell table:style-name="ce50" office:value-type="float" office:value="17467.5613746567" calcext:value-type="float">
            <text:p><text:s/>17,4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8586" calcext:value-type="float">
            <text:p><text:s/>168,586 <text:s/></text:p>
          </table:table-cell>
          <table:table-cell table:style-name="ce50" office:value-type="float" office:value="34593" calcext:value-type="float">
            <text:p><text:s/>34,5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99390" calcext:value-type="float">
            <text:p><text:s/>199,390 <text:s/></text:p>
          </table:table-cell>
          <table:table-cell table:style-name="ce50" office:value-type="float" office:value="2438213" calcext:value-type="float">
            <text:p><text:s/>2,438,2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25" calcext:value-type="float">
            <text:p><text:s/>2,5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47375" calcext:value-type="float">
            <text:p><text:s/>147,375 <text:s/></text:p>
          </table:table-cell>
          <table:table-cell table:style-name="ce50" office:value-type="float" office:value="-440786.31553125" calcext:value-type="float">
            <text:p><text:s/>-440,7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04800" calcext:value-type="float">
            <text:p><text:s/>-104,800 <text:s/></text:p>
          </table:table-cell>
          <table:table-cell table:style-name="ce50" office:value-type="float" office:value="-3114" calcext:value-type="float">
            <text:p><text:s/>-3,114 <text:s/></text:p>
          </table:table-cell>
          <table:table-cell table:style-name="ce50" office:value-type="float" office:value="1470.99999999996" calcext:value-type="float">
            <text:p><text:s/>1,4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304" calcext:value-type="float">
            <text:p><text:s/>-2,304 <text:s/></text:p>
          </table:table-cell>
          <table:table-cell table:style-name="ce50" office:value-type="float" office:value="497902" calcext:value-type="float">
            <text:p><text:s/>497,90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3407927" calcext:value-type="float">
            <text:p><text:s/>-3,407,927 <text:s/></text:p>
          </table:table-cell>
          <table:table-cell table:style-name="ce51" office:value-type="float" office:value="-679883.68446875" calcext:value-type="float">
            <text:p><text:s/>-679,88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3230" calcext:value-type="float">
            <text:p><text:s/>63,230 <text:s/></text:p>
          </table:table-cell>
          <table:table-cell table:style-name="ce51" office:value-type="float" office:value="-584333" calcext:value-type="float">
            <text:p><text:s/>-584,333 <text:s/></text:p>
          </table:table-cell>
          <table:table-cell table:style-name="ce51" office:value-type="float" office:value="896937.804004103" calcext:value-type="float">
            <text:p><text:s/>896,93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41917" calcext:value-type="float">
            <text:p><text:s/>-141,917 <text:s/></text:p>
          </table:table-cell>
          <table:table-cell table:style-name="ce51" office:value-type="float" office:value="-410277" calcext:value-type="float">
            <text:p><text:s/>-410,2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04848" calcext:value-type="float">
            <text:p><text:s/>304,848 <text:s/></text:p>
          </table:table-cell>
          <table:table-cell table:style-name="ce50" office:value-type="float" office:value="1458830" calcext:value-type="float">
            <text:p><text:s/>1,458,8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65" calcext:value-type="float">
            <text:p><text:s/>15,3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44" calcext:value-type="float">
            <text:p><text:s/>2,0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5879" calcext:value-type="float">
            <text:p><text:s/>345,87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7883" calcext:value-type="float">
            <text:p><text:s/>-27,883 <text:s/></text:p>
          </table:table-cell>
          <table:table-cell table:style-name="ce51" office:value-type="float" office:value="-181131.819628125" calcext:value-type="float">
            <text:p><text:s/>-181,13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64723.20644365" calcext:value-type="float">
            <text:p><text:s/>164,723 <text:s/></text:p>
          </table:table-cell>
          <table:table-cell table:style-name="ce50" office:value-type="float" office:value="4456388.76364091" calcext:value-type="float">
            <text:p><text:s/>4,456,3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595.27224538" calcext:value-type="float">
            <text:p><text:s/>12,5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61550" calcext:value-type="float">
            <text:p><text:s/>161,550 <text:s/></text:p>
          </table:table-cell>
          <table:table-cell table:style-name="ce50" office:value-type="float" office:value="3605258" calcext:value-type="float">
            <text:p><text:s/>3,605,2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341" calcext:value-type="float">
            <text:p><text:s/>32,3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173.20644365" calcext:value-type="float">
            <text:p><text:s/>3,173 <text:s/></text:p>
          </table:table-cell>
          <table:table-cell table:style-name="ce51" office:value-type="float" office:value="818789.76364091" calcext:value-type="float">
            <text:p><text:s/>818,79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2595.27224538" calcext:value-type="float">
            <text:p><text:s/>12,59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9875584" calcext:value-type="float">
            <text:p><text:s/>9,875,584 <text:s/></text:p>
          </table:table-cell>
          <table:table-cell table:style-name="ce50" office:value-type="float" office:value="13327940.3489406" calcext:value-type="float">
            <text:p><text:s/>13,327,9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2921" calcext:value-type="float">
            <text:p><text:s/>302,921 <text:s/></text:p>
          </table:table-cell>
          <table:table-cell table:style-name="ce50" office:value-type="float" office:value="1114437" calcext:value-type="float">
            <text:p><text:s/>1,114,437 <text:s/></text:p>
          </table:table-cell>
          <table:table-cell table:style-name="ce50" office:value-type="float" office:value="151169" calcext:value-type="float">
            <text:p><text:s/>151,1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9311" calcext:value-type="float">
            <text:p><text:s/>199,311 <text:s/></text:p>
          </table:table-cell>
          <table:table-cell table:style-name="ce50" office:value-type="float" office:value="2113400.52666667" calcext:value-type="float">
            <text:p><text:s/>2,113,4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9772975.36" calcext:value-type="float">
            <text:p><text:s/>9,772,975 <text:s/></text:p>
          </table:table-cell>
          <table:table-cell table:style-name="ce50" office:value-type="float" office:value="13327940.3489406" calcext:value-type="float">
            <text:p><text:s/>13,327,9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2921" calcext:value-type="float">
            <text:p><text:s/>302,921 <text:s/></text:p>
          </table:table-cell>
          <table:table-cell table:style-name="ce50" office:value-type="float" office:value="1114437" calcext:value-type="float">
            <text:p><text:s/>1,114,437 <text:s/></text:p>
          </table:table-cell>
          <table:table-cell table:style-name="ce50" office:value-type="float" office:value="151169" calcext:value-type="float">
            <text:p><text:s/>151,1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9311" calcext:value-type="float">
            <text:p><text:s/>199,311 <text:s/></text:p>
          </table:table-cell>
          <table:table-cell table:style-name="ce50" office:value-type="float" office:value="2022787.27866667" calcext:value-type="float">
            <text:p><text:s/>2,022,78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02608.64" calcext:value-type="float">
            <text:p><text:s/>102,60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90613.248" calcext:value-type="float">
            <text:p><text:s/>90,61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7966" calcext:value-type="float">
            <text:p><text:s/>97,966 <text:s/></text:p>
          </table:table-cell>
          <table:table-cell table:style-name="ce50" office:value-type="float" office:value="746845.63223764" calcext:value-type="float">
            <text:p><text:s/>746,8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0" calcext:value-type="float">
            <text:p><text:s/>3,8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0" calcext:value-type="float">
            <text:p><text:s/>6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8" calcext:value-type="float">
            <text:p><text:s/>28 <text:s/></text:p>
          </table:table-cell>
          <table:table-cell table:style-name="ce50" office:value-type="float" office:value="6387" calcext:value-type="float">
            <text:p><text:s/>6,3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97924" calcext:value-type="float">
            <text:p><text:s/>97,924 <text:s/></text:p>
          </table:table-cell>
          <table:table-cell table:style-name="ce50" office:value-type="float" office:value="739818.63223764" calcext:value-type="float">
            <text:p><text:s/>739,8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0" calcext:value-type="float">
            <text:p><text:s/>3,8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4" calcext:value-type="float">
            <text:p><text:s/>14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928002.79355635" calcext:value-type="float">
            <text:p><text:s/>5,928,003 <text:s/></text:p>
          </table:table-cell>
          <table:table-cell table:style-name="ce52" office:value-type="float" office:value="6167124.08822145" calcext:value-type="float">
            <text:p><text:s/>6,167,12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50786" calcext:value-type="float">
            <text:p><text:s/>350,786 <text:s/></text:p>
          </table:table-cell>
          <table:table-cell table:style-name="ce52" office:value-type="float" office:value="530104" calcext:value-type="float">
            <text:p><text:s/>530,104 <text:s/></text:p>
          </table:table-cell>
          <table:table-cell table:style-name="ce52" office:value-type="float" office:value="1046062.8040041" calcext:value-type="float">
            <text:p><text:s/>1,046,06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0928.72775462" calcext:value-type="float">
            <text:p><text:s/>40,929 <text:s/></text:p>
          </table:table-cell>
          <table:table-cell table:style-name="ce52" office:value-type="float" office:value="1357244.52666667" calcext:value-type="float">
            <text:p><text:s/>1,357,24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928002.79355635" calcext:value-type="float">
            <text:p><text:s/>5,928,003 <text:s/></text:p>
          </table:table-cell>
          <table:table-cell table:style-name="ce52" office:value-type="float" office:value="6167124.08822145" calcext:value-type="float">
            <text:p><text:s/>6,167,124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693.72775462" calcext:value-type="float">
            <text:p><text:s/>9,694 <text:s/></text:p>
          </table:table-cell>
          <table:table-cell table:style-name="ce52" office:value-type="float" office:value="39433" calcext:value-type="float">
            <text:p><text:s/>39,4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48889.79355635" calcext:value-type="float">
            <text:p><text:s/>248,890 <text:s/></text:p>
          </table:table-cell>
          <table:table-cell table:style-name="ce50" office:value-type="float" office:value="5619748.08822145" calcext:value-type="float">
            <text:p><text:s/>5,619,7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93.72775462" calcext:value-type="float">
            <text:p><text:s/>9,694 <text:s/></text:p>
          </table:table-cell>
          <table:table-cell table:style-name="ce50" office:value-type="float" office:value="39433" calcext:value-type="float">
            <text:p><text:s/>39,4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3267" calcext:value-type="float">
            <text:p><text:s/>13,267 <text:s/></text:p>
          </table:table-cell>
          <table:table-cell table:style-name="ce50" office:value-type="float" office:value="27261" calcext:value-type="float">
            <text:p><text:s/>27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6466" calcext:value-type="float">
            <text:p><text:s/>6,466 <text:s/></text:p>
          </table:table-cell>
          <table:table-cell table:style-name="ce50" office:value-type="float" office:value="347090.29387901" calcext:value-type="float">
            <text:p><text:s/>347,0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166.83718371" calcext:value-type="float">
            <text:p><text:s/>5,167 <text:s/></text:p>
          </table:table-cell>
          <table:table-cell table:style-name="ce50" office:value-type="float" office:value="1086326.85874984" calcext:value-type="float">
            <text:p><text:s/>1,086,3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50" office:value-type="float" office:value="23622" calcext:value-type="float">
            <text:p><text:s/>23,6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3" calcext:value-type="float">
            <text:p><text:s/>33 <text:s/></text:p>
          </table:table-cell>
          <table:table-cell table:style-name="ce50" office:value-type="float" office:value="4874" calcext:value-type="float">
            <text:p><text:s/>4,8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870.45765786" calcext:value-type="float">
            <text:p><text:s/>870 <text:s/></text:p>
          </table:table-cell>
          <table:table-cell table:style-name="ce50" office:value-type="float" office:value="347586.55201998" calcext:value-type="float">
            <text:p><text:s/>347,5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275" calcext:value-type="float">
            <text:p><text:s/>275 <text:s/></text:p>
          </table:table-cell>
          <table:table-cell table:style-name="ce50" office:value-type="float" office:value="3141" calcext:value-type="float">
            <text:p><text:s/>3,1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9703.21881795" calcext:value-type="float">
            <text:p><text:s/>79,703 <text:s/></text:p>
          </table:table-cell>
          <table:table-cell table:style-name="ce50" office:value-type="float" office:value="1577390.22836528" calcext:value-type="float">
            <text:p><text:s/>1,577,3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20.72775462" calcext:value-type="float">
            <text:p><text:s/>5,221 <text:s/></text:p>
          </table:table-cell>
          <table:table-cell table:style-name="ce50" office:value-type="float" office:value="25950" calcext:value-type="float">
            <text:p><text:s/>25,95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575.02831415" calcext:value-type="float">
            <text:p><text:s/>77,575 <text:s/></text:p>
          </table:table-cell>
          <table:table-cell table:style-name="ce50" office:value-type="float" office:value="1183809.92923328" calcext:value-type="float">
            <text:p><text:s/>1,183,8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20.72775462" calcext:value-type="float">
            <text:p><text:s/>5,221 <text:s/></text:p>
          </table:table-cell>
          <table:table-cell table:style-name="ce50" office:value-type="float" office:value="25950" calcext:value-type="float">
            <text:p><text:s/>25,95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9408.81439844" calcext:value-type="float">
            <text:p>( 9,409 <text:s/>)</text:p>
          </table:table-cell>
          <table:table-cell table:style-name="ce53" office:value-type="float" office:value="811627.39395626" calcext:value-type="float">
            <text:p>( 811,62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53" office:value-type="float" office:value="25950" calcext:value-type="float">
            <text:p>( 25,950 <text:s/>)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8166.21391571" calcext:value-type="float">
            <text:p>( 68,166 <text:s/>)</text:p>
          </table:table-cell>
          <table:table-cell table:style-name="ce53" office:value-type="float" office:value="372182.53527702" calcext:value-type="float">
            <text:p>( 372,183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220.72775462" calcext:value-type="float">
            <text:p>( 5,221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851.82475554" calcext:value-type="float">
            <text:p><text:s/>852 <text:s/></text:p>
          </table:table-cell>
          <table:table-cell table:style-name="ce50" office:value-type="float" office:value="46175.82340197" calcext:value-type="float">
            <text:p><text:s/>46,1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240.36574826" calcext:value-type="float">
            <text:p><text:s/>1,240 <text:s/></text:p>
          </table:table-cell>
          <table:table-cell table:style-name="ce50" office:value-type="float" office:value="236591.47573003" calcext:value-type="float">
            <text:p><text:s/>236,5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36" calcext:value-type="float">
            <text:p><text:s/>36 <text:s/></text:p>
          </table:table-cell>
          <table:table-cell table:style-name="ce54" office:value-type="float" office:value="110813" calcext:value-type="float">
            <text:p><text:s/>110,81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641" calcext:value-type="float">
            <text:p><text:s/>3,641 <text:s/></text:p>
          </table:table-cell>
          <table:table-cell table:style-name="ce50" office:value-type="float" office:value="263945" calcext:value-type="float">
            <text:p><text:s/>263,9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88" calcext:value-type="float">
            <text:p><text:s/>288 <text:s/></text:p>
          </table:table-cell>
          <table:table-cell table:style-name="ce50" office:value-type="float" office:value="34607" calcext:value-type="float">
            <text:p><text:s/>34,6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407" calcext:value-type="float">
            <text:p><text:s/>2,407 <text:s/></text:p>
          </table:table-cell>
          <table:table-cell table:style-name="ce54" office:value-type="float" office:value="95475" calcext:value-type="float">
            <text:p><text:s/>95,47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0949" calcext:value-type="float">
            <text:p><text:s/>20,949 <text:s/></text:p>
          </table:table-cell>
          <table:table-cell table:style-name="ce50" office:value-type="float" office:value="395213" calcext:value-type="float">
            <text:p><text:s/>395,2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73" calcext:value-type="float">
            <text:p><text:s/>4,4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7573" calcext:value-type="float">
            <text:p><text:s/>17,573 <text:s/></text:p>
          </table:table-cell>
          <table:table-cell table:style-name="ce50" office:value-type="float" office:value="64969" calcext:value-type="float">
            <text:p><text:s/>64,96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73" calcext:value-type="float">
            <text:p><text:s/>3,7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376" calcext:value-type="float">
            <text:p><text:s/>3,376 <text:s/></text:p>
          </table:table-cell>
          <table:table-cell table:style-name="ce50" office:value-type="float" office:value="330244" calcext:value-type="float">
            <text:p><text:s/>330,2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0" calcext:value-type="float">
            <text:p><text:s/>7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0" calcext:value-type="float">
            <text:p>( 40 <text:s/>)</text:p>
          </table:table-cell>
          <table:table-cell table:style-name="ce53" office:value-type="float" office:value="26570" calcext:value-type="float">
            <text:p>( 26,57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5" calcext:value-type="float">
            <text:p>( 25 <text:s/>)</text:p>
          </table:table-cell>
          <table:table-cell table:style-name="ce55" office:value-type="float" office:value="4350" calcext:value-type="float">
            <text:p>( 4,350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9868" calcext:value-type="float">
            <text:p><text:s/>9,868 <text:s/></text:p>
          </table:table-cell>
          <table:table-cell table:style-name="ce50" office:value-type="float" office:value="535478.21" calcext:value-type="float">
            <text:p><text:s/>535,4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83" calcext:value-type="float">
            <text:p><text:s/>13,48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157" calcext:value-type="float">
            <text:p><text:s/>8,157 <text:s/></text:p>
          </table:table-cell>
          <table:table-cell table:style-name="ce50" office:value-type="float" office:value="467551.21" calcext:value-type="float">
            <text:p><text:s/>467,5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483" calcext:value-type="float">
            <text:p><text:s/>13,48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711" calcext:value-type="float">
            <text:p><text:s/>1,711 <text:s/></text:p>
          </table:table-cell>
          <table:table-cell table:style-name="ce50" office:value-type="float" office:value="67927" calcext:value-type="float">
            <text:p><text:s/>67,9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5" calcext:value-type="float">
            <text:p>( 2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065" calcext:value-type="float">
            <text:p><text:s/>3,065 <text:s/></text:p>
          </table:table-cell>
          <table:table-cell table:style-name="ce50" office:value-type="float" office:value="88525" calcext:value-type="float">
            <text:p><text:s/>88,5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149" calcext:value-type="float">
            <text:p><text:s/>1,149 <text:s/></text:p>
          </table:table-cell>
          <table:table-cell table:style-name="ce54" office:value-type="float" office:value="162446" calcext:value-type="float">
            <text:p><text:s/>162,44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9383" calcext:value-type="float">
            <text:p><text:s/>29,383 <text:s/></text:p>
          </table:table-cell>
          <table:table-cell table:style-name="ce50" office:value-type="float" office:value="323669.46110734" calcext:value-type="float">
            <text:p><text:s/>323,6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7028" calcext:value-type="float">
            <text:p><text:s/>7,028 <text:s/></text:p>
          </table:table-cell>
          <table:table-cell table:style-name="ce50" office:value-type="float" office:value="86016" calcext:value-type="float">
            <text:p><text:s/>86,0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288" calcext:value-type="float">
            <text:p><text:s/>2,288 <text:s/></text:p>
          </table:table-cell>
          <table:table-cell table:style-name="ce50" office:value-type="float" office:value="127955" calcext:value-type="float">
            <text:p><text:s/>127,9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56.27989683" calcext:value-type="float">
            <text:p><text:s/>456 <text:s/></text:p>
          </table:table-cell>
          <table:table-cell table:style-name="ce50" office:value-type="float" office:value="33" calcext:value-type="float">
            <text:p><text:s/>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62538" calcext:value-type="float">
            <text:p><text:s/>62,538 <text:s/></text:p>
          </table:table-cell>
          <table:table-cell table:style-name="ce50" office:value-type="float" office:value="84296" calcext:value-type="float">
            <text:p><text:s/>84,2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797.4841" calcext:value-type="float">
            <text:p><text:s/>4,79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314514" calcext:value-type="float">
            <text:p><text:s/>4,314,514 <text:s/></text:p>
          </table:table-cell>
          <table:table-cell table:style-name="ce50" office:value-type="float" office:value="210852" calcext:value-type="float">
            <text:p><text:s/>210,8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056671" calcext:value-type="float">
            <text:p><text:s/>4,056,67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4948" calcext:value-type="float">
            <text:p><text:s/>44,94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212895" calcext:value-type="float">
            <text:p><text:s/>212,895 <text:s/></text:p>
          </table:table-cell>
          <table:table-cell table:style-name="ce50" office:value-type="float" office:value="210852" calcext:value-type="float">
            <text:p><text:s/>210,8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909520" calcext:value-type="float">
            <text:p><text:s/>909,520 <text:s/></text:p>
          </table:table-cell>
          <table:table-cell table:style-name="ce50" office:value-type="float" office:value="28282" calcext:value-type="float">
            <text:p><text:s/>28,2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769" calcext:value-type="float">
            <text:p><text:s/>769 <text:s/></text:p>
          </table:table-cell>
          <table:table-cell table:style-name="ce50" office:value-type="float" office:value="1697" calcext:value-type="float">
            <text:p><text:s/>1,6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908751" calcext:value-type="float">
            <text:p><text:s/>908,751 <text:s/></text:p>
          </table:table-cell>
          <table:table-cell table:style-name="ce51" office:value-type="float" office:value="26585" calcext:value-type="float">
            <text:p><text:s/>26,58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55079" calcext:value-type="float">
            <text:p><text:s/>455,079 <text:s/></text:p>
          </table:table-cell>
          <table:table-cell table:style-name="ce50" office:value-type="float" office:value="308242" calcext:value-type="float">
            <text:p><text:s/>308,2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0586" calcext:value-type="float">
            <text:p><text:s/>90,586 <text:s/></text:p>
          </table:table-cell>
          <table:table-cell table:style-name="ce50" office:value-type="float" office:value="227308" calcext:value-type="float">
            <text:p><text:s/>227,3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277" calcext:value-type="float">
            <text:p><text:s/>2,277 <text:s/></text:p>
          </table:table-cell>
          <table:table-cell table:style-name="ce50" office:value-type="float" office:value="5886" calcext:value-type="float">
            <text:p><text:s/>5,8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8843" calcext:value-type="float">
            <text:p><text:s/>8,843 <text:s/></text:p>
          </table:table-cell>
          <table:table-cell table:style-name="ce50" office:value-type="float" office:value="362" calcext:value-type="float">
            <text:p><text:s/>3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4154" calcext:value-type="float">
            <text:p><text:s/>4,15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037" calcext:value-type="float">
            <text:p><text:s/>3,037 <text:s/></text:p>
          </table:table-cell>
          <table:table-cell table:style-name="ce50" office:value-type="float" office:value="1969" calcext:value-type="float">
            <text:p><text:s/>1,9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40865" calcext:value-type="float">
            <text:p><text:s/>240,865 <text:s/></text:p>
          </table:table-cell>
          <table:table-cell table:style-name="ce50" office:value-type="float" office:value="6471" calcext:value-type="float">
            <text:p><text:s/>6,4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05317" calcext:value-type="float">
            <text:p><text:s/>105,317 <text:s/></text:p>
          </table:table-cell>
          <table:table-cell table:style-name="ce51" office:value-type="float" office:value="66246" calcext:value-type="float">
            <text:p><text:s/>66,24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0786" calcext:value-type="float">
            <text:p><text:s/>350,786 <text:s/></text:p>
          </table:table-cell>
          <table:table-cell table:style-name="ce50" office:value-type="float" office:value="530104" calcext:value-type="float">
            <text:p><text:s/>530,104 <text:s/></text:p>
          </table:table-cell>
          <table:table-cell table:style-name="ce50" office:value-type="float" office:value="1046062.8040041" calcext:value-type="float">
            <text:p><text:s/>1,046,0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235" calcext:value-type="float">
            <text:p><text:s/>31,235 <text:s/></text:p>
          </table:table-cell>
          <table:table-cell table:style-name="ce50" office:value-type="float" office:value="1317811.52666667" calcext:value-type="float">
            <text:p><text:s/>1,317,81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0786" calcext:value-type="float">
            <text:p><text:s/>350,786 <text:s/></text:p>
          </table:table-cell>
          <table:table-cell table:style-name="ce50" office:value-type="float" office:value="530104" calcext:value-type="float">
            <text:p><text:s/>530,104 <text:s/></text:p>
          </table:table-cell>
          <table:table-cell table:style-name="ce50" office:value-type="float" office:value="1046062.8040041" calcext:value-type="float">
            <text:p><text:s/>1,046,0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235" calcext:value-type="float">
            <text:p><text:s/>31,235 <text:s/></text:p>
          </table:table-cell>
          <table:table-cell table:style-name="ce50" office:value-type="float" office:value="1317811.52666667" calcext:value-type="float">
            <text:p><text:s/>1,317,81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770728.622895764" calcext:value-type="float">
            <text:p><text:s/>770,729 <text:s/></text:p>
          </table:table-cell>
          <table:table-cell table:style-name="ce57" office:value-type="float" office:value="20123662.1506242" calcext:value-type="float">
            <text:p><text:s/>20,123,66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47052.953263" calcext:value-type="float">
            <text:p><text:s/>47,053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02804.615413764" calcext:value-type="float">
            <text:p><text:s/>602,805 <text:s/></text:p>
          </table:table-cell>
          <table:table-cell table:style-name="ce57" office:value-type="float" office:value="15426243.3465862" calcext:value-type="float">
            <text:p><text:s/>15,426,243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7517.138665" calcext:value-type="float">
            <text:p><text:s/>97,51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67924.007482" calcext:value-type="float">
            <text:p><text:s/>167,924 <text:s/></text:p>
          </table:table-cell>
          <table:table-cell table:style-name="ce57" office:value-type="float" office:value="4599901.665373" calcext:value-type="float">
            <text:p><text:s/>4,599,90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47052.953263" calcext:value-type="float">
            <text:p><text:s/>47,053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527.512823" calcext:value-type="float">
            <text:p><text:s/>7,52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527.512823" calcext:value-type="float">
            <text:p><text:s/>7,52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97191.245791246" calcext:value-type="float">
            <text:p><text:s/>597,191 <text:s/></text:p>
          </table:table-cell>
          <table:table-cell table:style-name="ce49" office:value-type="float" office:value="886829" calcext:value-type="float">
            <text:p><text:s/>886,829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304305.44582933" calcext:value-type="float">
            <text:p><text:s/>1,304,305 <text:s/></text:p>
          </table:table-cell>
          <table:table-cell table:style-name="ce49" office:value-type="float" office:value="313747.3382" calcext:value-type="float">
            <text:p><text:s/>313,747 <text:s/></text:p>
          </table:table-cell>
          <table:table-cell table:style-name="ce49" office:value-type="float" office:value="276320.471" calcext:value-type="float">
            <text:p><text:s/>276,32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7426.8672" calcext:value-type="float">
            <text:p><text:s/>37,427 <text:s/></text:p>
          </table:table-cell>
          <table:table-cell table:style-name="ce49" office:value-type="float" office:value="990558.107629333" calcext:value-type="float">
            <text:p><text:s/>990,55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5303563.63636364" calcext:value-type="float">
            <text:p><text:s/>5,303,5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00704" calcext:value-type="float">
            <text:p><text:s/>7,000,7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42263.9791245791" calcext:value-type="float">
            <text:p><text:s/>-42,264 <text:s/></text:p>
          </table:table-cell>
          <table:table-cell table:style-name="ce50" office:value-type="float" office:value="-46049.009" calcext:value-type="float">
            <text:p><text:s/>-46,049 <text:s/></text:p>
          </table:table-cell>
          <table:table-cell table:style-name="ce50" office:value-type="float" office:value="-14856" calcext:value-type="float">
            <text:p><text:s/>-14,8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5943018.86127946" calcext:value-type="float">
            <text:p><text:s/>5,943,019 <text:s/></text:p>
          </table:table-cell>
          <table:table-cell table:style-name="ce51" office:value-type="float" office:value="932878.009" calcext:value-type="float">
            <text:p><text:s/>932,878 <text:s/></text:p>
          </table:table-cell>
          <table:table-cell table:style-name="ce51" office:value-type="float" office:value="7015560" calcext:value-type="float">
            <text:p><text:s/>7,015,560 <text:s/></text:p>
          </table:table-cell>
          <table:table-cell table:style-name="ce51" office:value-type="float" office:value="1304305.44582933" calcext:value-type="float">
            <text:p><text:s/>1,304,305 <text:s/></text:p>
          </table:table-cell>
          <table:table-cell table:style-name="ce51" office:value-type="float" office:value="313747.3382" calcext:value-type="float">
            <text:p><text:s/>313,747 <text:s/></text:p>
          </table:table-cell>
          <table:table-cell table:style-name="ce51" office:value-type="float" office:value="276320.471" calcext:value-type="float">
            <text:p><text:s/>276,32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7426.8672" calcext:value-type="float">
            <text:p><text:s/>37,427 <text:s/></text:p>
          </table:table-cell>
          <table:table-cell table:style-name="ce51" office:value-type="float" office:value="990558.107629333" calcext:value-type="float">
            <text:p><text:s/>990,5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5322472.72727273" calcext:value-type="float">
            <text:p><text:s/>5,322,4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25664" calcext:value-type="float">
            <text:p><text:s/>7,025,6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0.0000000000074" calcext:value-type="float">
            <text:p><text:s/>-0 <text:s/></text:p>
          </table:table-cell>
          <table:table-cell table:number-columns-repeated="2" table:style-name="ce51" office:value-type="float" office:value="-0.000000000002" calcext:value-type="float">
            <text:p><text:s/>-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0.0000000000054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106334.45060643" calcext:value-type="float">
            <text:p><text:s/>4,106,334 <text:s/></text:p>
          </table:table-cell>
          <table:table-cell table:style-name="ce50" office:value-type="float" office:value="135760.04334618" calcext:value-type="float">
            <text:p><text:s/>135,760 <text:s/></text:p>
          </table:table-cell>
          <table:table-cell table:style-name="ce50" office:value-type="float" office:value="5299685.88071499" calcext:value-type="float">
            <text:p><text:s/>5,299,686 <text:s/></text:p>
          </table:table-cell>
          <table:table-cell table:style-name="ce50" office:value-type="float" office:value="896069.293697304" calcext:value-type="float">
            <text:p><text:s/>896,069 <text:s/></text:p>
          </table:table-cell>
          <table:table-cell table:style-name="ce50" office:value-type="float" office:value="101060.795947243" calcext:value-type="float">
            <text:p><text:s/>101,061 <text:s/></text:p>
          </table:table-cell>
          <table:table-cell table:style-name="ce50" office:value-type="float" office:value="71119.3021872431" calcext:value-type="float">
            <text:p><text:s/>71,1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941.49376" calcext:value-type="float">
            <text:p><text:s/>29,941 <text:s/></text:p>
          </table:table-cell>
          <table:table-cell table:style-name="ce50" office:value-type="float" office:value="795008.497750061" calcext:value-type="float">
            <text:p><text:s/>795,00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935341.66666667" calcext:value-type="float">
            <text:p><text:s/>3,935,3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94651" calcext:value-type="float">
            <text:p><text:s/>5,194,6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89216.1676767677" calcext:value-type="float">
            <text:p><text:s/>89,216 <text:s/></text:p>
          </table:table-cell>
          <table:table-cell table:style-name="ce50" office:value-type="float" office:value="132486.009" calcext:value-type="float">
            <text:p><text:s/>132,4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13.4566666667" calcext:value-type="float">
            <text:p><text:s/>12,8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13.4566666667" calcext:value-type="float">
            <text:p><text:s/>12,81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1776.6162629924" calcext:value-type="float">
            <text:p><text:s/>81,777 <text:s/></text:p>
          </table:table-cell>
          <table:table-cell table:style-name="ce51" office:value-type="float" office:value="3274.03434618" calcext:value-type="float">
            <text:p><text:s/>3,274 <text:s/></text:p>
          </table:table-cell>
          <table:table-cell table:style-name="ce51" office:value-type="float" office:value="105034.88071499" calcext:value-type="float">
            <text:p><text:s/>105,035 <text:s/></text:p>
          </table:table-cell>
          <table:table-cell table:style-name="ce51" office:value-type="float" office:value="883255.837030637" calcext:value-type="float">
            <text:p><text:s/>883,256 <text:s/></text:p>
          </table:table-cell>
          <table:table-cell table:style-name="ce51" office:value-type="float" office:value="101060.795947243" calcext:value-type="float">
            <text:p><text:s/>101,061 <text:s/></text:p>
          </table:table-cell>
          <table:table-cell table:style-name="ce51" office:value-type="float" office:value="71119.3021872431" calcext:value-type="float">
            <text:p><text:s/>71,11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941.49376" calcext:value-type="float">
            <text:p><text:s/>29,941 <text:s/></text:p>
          </table:table-cell>
          <table:table-cell table:style-name="ce51" office:value-type="float" office:value="782195.041083394" calcext:value-type="float">
            <text:p><text:s/>782,1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289637.96296296" calcext:value-type="float">
            <text:p><text:s/>5,289,638 <text:s/></text:p>
          </table:table-cell>
          <table:table-cell table:style-name="ce50" office:value-type="float" office:value="514412" calcext:value-type="float">
            <text:p><text:s/>514,412 <text:s/></text:p>
          </table:table-cell>
          <table:table-cell table:style-name="ce50" office:value-type="float" office:value="6525067" calcext:value-type="float">
            <text:p><text:s/>6,525,0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5289637.96296296" calcext:value-type="float">
            <text:p><text:s/>5,289,638 <text:s/></text:p>
          </table:table-cell>
          <table:table-cell table:style-name="ce51" office:value-type="float" office:value="514412" calcext:value-type="float">
            <text:p><text:s/>514,412 <text:s/></text:p>
          </table:table-cell>
          <table:table-cell table:style-name="ce51" office:value-type="float" office:value="6525067" calcext:value-type="float">
            <text:p><text:s/>6,525,06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70003.238571985" calcext:value-type="float">
            <text:p><text:s/>370,003 <text:s/></text:p>
          </table:table-cell>
          <table:table-cell table:style-name="ce50" office:value-type="float" office:value="9840.465" calcext:value-type="float">
            <text:p><text:s/>9,840 <text:s/></text:p>
          </table:table-cell>
          <table:table-cell table:style-name="ce50" office:value-type="float" office:value="479657.19491502" calcext:value-type="float">
            <text:p><text:s/>479,6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69368.582006328" calcext:value-type="float">
            <text:p><text:s/>369,369 <text:s/></text:p>
          </table:table-cell>
          <table:table-cell table:style-name="ce50" office:value-type="float" office:value="8898" calcext:value-type="float">
            <text:p><text:s/>8,898 <text:s/></text:p>
          </table:table-cell>
          <table:table-cell table:style-name="ce50" office:value-type="float" office:value="479657.19491502" calcext:value-type="float">
            <text:p><text:s/>479,6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634.656565656566" calcext:value-type="float">
            <text:p><text:s/>635 <text:s/></text:p>
          </table:table-cell>
          <table:table-cell table:style-name="ce50" office:value-type="float" office:value="942.465" calcext:value-type="float">
            <text:p><text:s/>9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433846.40779129" calcext:value-type="float">
            <text:p><text:s/>1,433,846 <text:s/></text:p>
          </table:table-cell>
          <table:table-cell table:style-name="ce52" office:value-type="float" office:value="1301689.50065382" calcext:value-type="float">
            <text:p><text:s/>1,301,690 <text:s/></text:p>
          </table:table-cell>
          <table:table-cell table:style-name="ce52" office:value-type="float" office:value="735619.92436999" calcext:value-type="float">
            <text:p><text:s/>735,620 <text:s/></text:p>
          </table:table-cell>
          <table:table-cell table:style-name="ce52" office:value-type="float" office:value="408236.152132029" calcext:value-type="float">
            <text:p><text:s/>408,236 <text:s/></text:p>
          </table:table-cell>
          <table:table-cell table:style-name="ce52" office:value-type="float" office:value="212686.542252757" calcext:value-type="float">
            <text:p><text:s/>212,687 <text:s/></text:p>
          </table:table-cell>
          <table:table-cell table:style-name="ce52" office:value-type="float" office:value="205201.168812757" calcext:value-type="float">
            <text:p><text:s/>205,2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485.37344" calcext:value-type="float">
            <text:p><text:s/>7,485 <text:s/></text:p>
          </table:table-cell>
          <table:table-cell table:style-name="ce52" office:value-type="float" office:value="195549.609879272" calcext:value-type="float">
            <text:p><text:s/>195,55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430954.15189903" calcext:value-type="float">
            <text:p><text:s/>1,430,954 <text:s/></text:p>
          </table:table-cell>
          <table:table-cell table:style-name="ce52" office:value-type="float" office:value="1297394.50065382" calcext:value-type="float">
            <text:p><text:s/>1,297,395 <text:s/></text:p>
          </table:table-cell>
          <table:table-cell table:style-name="ce52" office:value-type="float" office:value="735619.92436999" calcext:value-type="float">
            <text:p><text:s/>735,620 <text:s/></text:p>
          </table:table-cell>
          <table:table-cell table:style-name="ce52" office:value-type="float" office:value="408236.152132029" calcext:value-type="float">
            <text:p><text:s/>408,236 <text:s/></text:p>
          </table:table-cell>
          <table:table-cell table:style-name="ce52" office:value-type="float" office:value="212686.542252757" calcext:value-type="float">
            <text:p><text:s/>212,687 <text:s/></text:p>
          </table:table-cell>
          <table:table-cell table:style-name="ce52" office:value-type="float" office:value="205201.168812757" calcext:value-type="float">
            <text:p><text:s/>205,20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485.37344" calcext:value-type="float">
            <text:p><text:s/>7,485 <text:s/></text:p>
          </table:table-cell>
          <table:table-cell table:style-name="ce52" office:value-type="float" office:value="195549.609879272" calcext:value-type="float">
            <text:p><text:s/>195,5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39620.493986572" calcext:value-type="float">
            <text:p><text:s/>739,620 <text:s/></text:p>
          </table:table-cell>
          <table:table-cell table:style-name="ce50" office:value-type="float" office:value="370417.64365382" calcext:value-type="float">
            <text:p><text:s/>370,418 <text:s/></text:p>
          </table:table-cell>
          <table:table-cell table:style-name="ce50" office:value-type="float" office:value="647038.92436999" calcext:value-type="float">
            <text:p><text:s/>647,039 <text:s/></text:p>
          </table:table-cell>
          <table:table-cell table:style-name="ce50" office:value-type="float" office:value="408236.152132029" calcext:value-type="float">
            <text:p><text:s/>408,236 <text:s/></text:p>
          </table:table-cell>
          <table:table-cell table:style-name="ce50" office:value-type="float" office:value="212686.542252757" calcext:value-type="float">
            <text:p><text:s/>212,687 <text:s/></text:p>
          </table:table-cell>
          <table:table-cell table:style-name="ce50" office:value-type="float" office:value="205201.168812757" calcext:value-type="float">
            <text:p><text:s/>205,2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85.37344" calcext:value-type="float">
            <text:p><text:s/>7,485 <text:s/></text:p>
          </table:table-cell>
          <table:table-cell table:style-name="ce50" office:value-type="float" office:value="195549.609879272" calcext:value-type="float">
            <text:p><text:s/>195,5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42.4242424242424" calcext:value-type="float">
            <text:p><text:s/>42 <text:s/></text:p>
          </table:table-cell>
          <table:table-cell table:style-name="ce50" office:value-type="float" office:value="63" calcext:value-type="float">
            <text:p><text:s/>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2020.6276574007" calcext:value-type="float">
            <text:p><text:s/>22,021 <text:s/></text:p>
          </table:table-cell>
          <table:table-cell table:style-name="ce50" office:value-type="float" office:value="32446.38207124" calcext:value-type="float">
            <text:p><text:s/>32,446 <text:s/></text:p>
          </table:table-cell>
          <table:table-cell table:style-name="ce50" office:value-type="float" office:value="226" calcext:value-type="float">
            <text:p><text:s/>226 <text:s/></text:p>
          </table:table-cell>
          <table:table-cell table:number-columns-repeated="3" table:style-name="ce50" office:value-type="float" office:value="68581.0070255854" calcext:value-type="float">
            <text:p><text:s/>68,58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4052.3569023569" calcext:value-type="float">
            <text:p><text:s/>24,052 <text:s/></text:p>
          </table:table-cell>
          <table:table-cell table:style-name="ce50" office:value-type="float" office:value="31598" calcext:value-type="float">
            <text:p><text:s/>31,598 <text:s/></text:p>
          </table:table-cell>
          <table:table-cell table:style-name="ce50" office:value-type="float" office:value="3662" calcext:value-type="float">
            <text:p><text:s/>3,6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71.212121212121" calcext:value-type="float">
            <text:p><text:s/>1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" calcext:value-type="float">
            <text:p><text:s/>22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969.19971890909" calcext:value-type="float">
            <text:p><text:s/>3,969 <text:s/></text:p>
          </table:table-cell>
          <table:table-cell table:style-name="ce50" office:value-type="float" office:value="5894.26158258" calcext:value-type="float">
            <text:p><text:s/>5,894 <text:s/></text:p>
          </table:table-cell>
          <table:table-cell table:style-name="ce50" office:value-type="float" office:value="0" calcext:value-type="float">
            <text:p/>
          </table:table-cell>
          <table:table-cell table:number-columns-repeated="3" table:style-name="ce50" office:value-type="float" office:value="136620.161787172" calcext:value-type="float">
            <text:p><text:s/>136,6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9605.257856053" calcext:value-type="float">
            <text:p><text:s/>69,6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878.94036999" calcext:value-type="float">
            <text:p><text:s/>91,879 <text:s/></text:p>
          </table:table-cell>
          <table:table-cell table:style-name="ce50" office:value-type="float" office:value="27.986354688" calcext:value-type="float">
            <text:p><text:s/>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.986354688" calcext:value-type="float">
            <text:p><text:s/>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9605.257856053" calcext:value-type="float">
            <text:p><text:s/>69,6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878.94036999" calcext:value-type="float">
            <text:p><text:s/>91,879 <text:s/></text:p>
          </table:table-cell>
          <table:table-cell table:style-name="ce50" office:value-type="float" office:value="27.986354688" calcext:value-type="float">
            <text:p><text:s/>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.986354688" calcext:value-type="float">
            <text:p><text:s/>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7.986354688" calcext:value-type="float">
            <text:p>( 2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7.986354688" calcext:value-type="float">
            <text:p>( 2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9605.257856053" calcext:value-type="float">
            <text:p>( 69,60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1878.94036999" calcext:value-type="float">
            <text:p>( 91,87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830.72390572391" calcext:value-type="float">
            <text:p><text:s/>4,831 <text:s/></text:p>
          </table:table-cell>
          <table:table-cell table:style-name="ce50" office:value-type="float" office:value="5557" calcext:value-type="float">
            <text:p><text:s/>5,557 <text:s/></text:p>
          </table:table-cell>
          <table:table-cell table:style-name="ce50" office:value-type="float" office:value="1437" calcext:value-type="float">
            <text:p><text:s/>1,4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515.90909090909" calcext:value-type="float">
            <text:p><text:s/>2,5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21" calcext:value-type="float">
            <text:p><text:s/>3,3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7241.91919191919" calcext:value-type="float">
            <text:p><text:s/>7,242 <text:s/></text:p>
          </table:table-cell>
          <table:table-cell table:style-name="ce54" office:value-type="float" office:value="1662" calcext:value-type="float">
            <text:p><text:s/>1,662 <text:s/></text:p>
          </table:table-cell>
          <table:table-cell table:style-name="ce54" office:value-type="float" office:value="8082" calcext:value-type="float">
            <text:p><text:s/>8,082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48142.34006734" calcext:value-type="float">
            <text:p><text:s/>148,142 <text:s/></text:p>
          </table:table-cell>
          <table:table-cell table:style-name="ce50" office:value-type="float" office:value="173359" calcext:value-type="float">
            <text:p><text:s/>173,359 <text:s/></text:p>
          </table:table-cell>
          <table:table-cell table:style-name="ce50" office:value-type="float" office:value="41451" calcext:value-type="float">
            <text:p><text:s/>41,4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48142.34006734" calcext:value-type="float">
            <text:p><text:s/>148,142 <text:s/></text:p>
          </table:table-cell>
          <table:table-cell table:style-name="ce50" office:value-type="float" office:value="173359" calcext:value-type="float">
            <text:p><text:s/>173,359 <text:s/></text:p>
          </table:table-cell>
          <table:table-cell table:style-name="ce50" office:value-type="float" office:value="41451" calcext:value-type="float">
            <text:p><text:s/>41,4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4121.2121212121" calcext:value-type="float">
            <text:p>( 44,121 <text:s/>)</text:p>
          </table:table-cell>
          <table:table-cell table:style-name="ce53" office:value-type="float" office:value="65520" calcext:value-type="float">
            <text:p>( 65,52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4150.8417508417" calcext:value-type="float">
            <text:p>( 34,151 <text:s/>)</text:p>
          </table:table-cell>
          <table:table-cell table:style-name="ce55" office:value-type="float" office:value="50714" calcext:value-type="float">
            <text:p>( 50,71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56427.02020202" calcext:value-type="float">
            <text:p><text:s/>156,427 <text:s/></text:p>
          </table:table-cell>
          <table:table-cell table:style-name="ce50" office:value-type="float" office:value="11298" calcext:value-type="float">
            <text:p><text:s/>11,298 <text:s/></text:p>
          </table:table-cell>
          <table:table-cell table:style-name="ce50" office:value-type="float" office:value="196441" calcext:value-type="float">
            <text:p><text:s/>196,4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52976.515151515" calcext:value-type="float">
            <text:p><text:s/>152,977 <text:s/></text:p>
          </table:table-cell>
          <table:table-cell table:style-name="ce50" office:value-type="float" office:value="6174" calcext:value-type="float">
            <text:p><text:s/>6,174 <text:s/></text:p>
          </table:table-cell>
          <table:table-cell table:style-name="ce50" office:value-type="float" office:value="196441" calcext:value-type="float">
            <text:p><text:s/>196,4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450.50505050505" calcext:value-type="float">
            <text:p><text:s/>3,451 <text:s/></text:p>
          </table:table-cell>
          <table:table-cell table:style-name="ce50" office:value-type="float" office:value="5124" calcext:value-type="float">
            <text:p><text:s/>5,1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5770.6228956229" calcext:value-type="float">
            <text:p><text:s/>15,771 <text:s/></text:p>
          </table:table-cell>
          <table:table-cell table:style-name="ce50" office:value-type="float" office:value="10114" calcext:value-type="float">
            <text:p><text:s/>10,114 <text:s/></text:p>
          </table:table-cell>
          <table:table-cell table:style-name="ce50" office:value-type="float" office:value="11827" calcext:value-type="float">
            <text:p><text:s/>11,8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373.06397306397" calcext:value-type="float">
            <text:p><text:s/>1,373 <text:s/></text:p>
          </table:table-cell>
          <table:table-cell table:style-name="ce54" office:value-type="float" office:value="2039" calcext:value-type="float">
            <text:p><text:s/>2,03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39730.892255892" calcext:value-type="float">
            <text:p><text:s/>139,731 <text:s/></text:p>
          </table:table-cell>
          <table:table-cell table:style-name="ce50" office:value-type="float" office:value="82397" calcext:value-type="float">
            <text:p><text:s/>82,397 <text:s/></text:p>
          </table:table-cell>
          <table:table-cell table:style-name="ce50" office:value-type="float" office:value="111203" calcext:value-type="float">
            <text:p><text:s/>111,2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43176.767676768" calcext:value-type="float">
            <text:p><text:s/>143,177 <text:s/></text:p>
          </table:table-cell>
          <table:table-cell table:style-name="ce50" office:value-type="float" office:value="13173" calcext:value-type="float">
            <text:p><text:s/>13,173 <text:s/></text:p>
          </table:table-cell>
          <table:table-cell table:style-name="ce50" office:value-type="float" office:value="177284" calcext:value-type="float">
            <text:p><text:s/>177,2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550.16835016835" calcext:value-type="float">
            <text:p><text:s/>550 <text:s/></text:p>
          </table:table-cell>
          <table:table-cell table:style-name="ce50" office:value-type="float" office:value="817" calcext:value-type="float">
            <text:p><text:s/>8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-0.0121212121212121" calcext:value-type="float">
            <text:p><text:s/>-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16" calcext:value-type="float">
            <text:p><text:s/>-0 <text:s/></text:p>
          </table:table-cell>
          <table:table-cell table:style-name="ce50" office:value-type="float" office:value="203006.996964584" calcext:value-type="float">
            <text:p><text:s/>203,007 <text:s/></text:p>
          </table:table-cell>
          <table:table-cell table:style-name="ce50" office:value-type="float" office:value="7485.37344" calcext:value-type="float">
            <text:p><text:s/>7,4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85.37344" calcext:value-type="float">
            <text:p><text:s/>7,485 <text:s/></text:p>
          </table:table-cell>
          <table:table-cell table:style-name="ce50" office:value-type="float" office:value="195521.623524584" calcext:value-type="float">
            <text:p><text:s/>195,5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56878.523232323" calcext:value-type="float">
            <text:p><text:s/>156,879 <text:s/></text:p>
          </table:table-cell>
          <table:table-cell table:style-name="ce50" office:value-type="float" office:value="194770.857" calcext:value-type="float">
            <text:p><text:s/>194,771 <text:s/></text:p>
          </table:table-cell>
          <table:table-cell table:style-name="ce50" office:value-type="float" office:value="33950" calcext:value-type="float">
            <text:p><text:s/>33,9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32009.078787879" calcext:value-type="float">
            <text:p><text:s/>132,009 <text:s/></text:p>
          </table:table-cell>
          <table:table-cell table:style-name="ce50" office:value-type="float" office:value="168271.857" calcext:value-type="float">
            <text:p><text:s/>168,272 <text:s/></text:p>
          </table:table-cell>
          <table:table-cell table:style-name="ce50" office:value-type="float" office:value="24677" calcext:value-type="float">
            <text:p><text:s/>24,6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3113.2154882155" calcext:value-type="float">
            <text:p><text:s/>23,113 <text:s/></text:p>
          </table:table-cell>
          <table:table-cell table:style-name="ce50" office:value-type="float" office:value="23963" calcext:value-type="float">
            <text:p><text:s/>23,963 <text:s/></text:p>
          </table:table-cell>
          <table:table-cell table:style-name="ce50" office:value-type="float" office:value="9209" calcext:value-type="float">
            <text:p><text:s/>9,2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756.22895622896" calcext:value-type="float">
            <text:p><text:s/>1,756 <text:s/></text:p>
          </table:table-cell>
          <table:table-cell table:style-name="ce51" office:value-type="float" office:value="2536" calcext:value-type="float">
            <text:p><text:s/>2,536 <text:s/></text:p>
          </table:table-cell>
          <table:table-cell table:style-name="ce51" office:value-type="float" office:value="64" calcext:value-type="float">
            <text:p><text:s/>6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34455.134680135" calcext:value-type="float">
            <text:p><text:s/>534,455 <text:s/></text:p>
          </table:table-cell>
          <table:table-cell table:style-name="ce52" office:value-type="float" office:value="732206" calcext:value-type="float">
            <text:p><text:s/>732,206 <text:s/></text:p>
          </table:table-cell>
          <table:table-cell table:style-name="ce52" office:value-type="float" office:value="54631" calcext:value-type="float">
            <text:p><text:s/>54,63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892.25589225589" calcext:value-type="float">
            <text:p><text:s/>2,892 <text:s/></text:p>
          </table:table-cell>
          <table:table-cell table:style-name="ce50" office:value-type="float" office:value="4295" calcext:value-type="float">
            <text:p><text:s/>4,2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892.25589225589" calcext:value-type="float">
            <text:p><text:s/>2,892 <text:s/></text:p>
          </table:table-cell>
          <table:table-cell table:style-name="ce50" office:value-type="float" office:value="4295" calcext:value-type="float">
            <text:p><text:s/>4,2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6234208.969726" calcext:value-type="float">
            <text:p><text:s/>26,234,209 <text:s/></text:p>
          </table:table-cell>
          <table:table-cell table:style-name="ce57" office:value-type="float" office:value="699052.283156" calcext:value-type="float">
            <text:p><text:s/>699,052 <text:s/></text:p>
          </table:table-cell>
          <table:table-cell table:style-name="ce57" office:value-type="float" office:value="25535156.68657" calcext:value-type="float">
            <text:p><text:s/>25,535,157 <text:s/></text:p>
          </table:table-cell>
          <table:table-cell table:style-name="ce57" office:value-type="float" office:value="2787701.094876" calcext:value-type="float">
            <text:p><text:s/>2,787,701 <text:s/></text:p>
          </table:table-cell>
          <table:table-cell table:style-name="ce57" office:value-type="float" office:value="410969.347072" calcext:value-type="float">
            <text:p><text:s/>410,969 <text:s/></text:p>
          </table:table-cell>
          <table:table-cell table:style-name="ce57" office:value-type="float" office:value="298374.347072" calcext:value-type="float">
            <text:p><text:s/>298,37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2595" calcext:value-type="float">
            <text:p><text:s/>112,595 <text:s/></text:p>
          </table:table-cell>
          <table:table-cell table:style-name="ce57" office:value-type="float" office:value="2376731.747804" calcext:value-type="float">
            <text:p><text:s/>2,376,73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5005152.27" calcext:value-type="float">
            <text:p><text:s/>25,005,15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05152.27" calcext:value-type="float">
            <text:p><text:s/>25,005,15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666692" calcext:value-type="float">
            <text:p><text:s/>666,69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178.381552" calcext:value-type="float">
            <text:p><text:s/>35,17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35178.381552" calcext:value-type="float">
            <text:p><text:s/>35,17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562364.699726" calcext:value-type="float">
            <text:p><text:s/>562,365 <text:s/></text:p>
          </table:table-cell>
          <table:table-cell table:style-name="ce57" office:value-type="float" office:value="32360.283156" calcext:value-type="float">
            <text:p><text:s/>32,360 <text:s/></text:p>
          </table:table-cell>
          <table:table-cell table:style-name="ce57" office:value-type="float" office:value="530004.41657" calcext:value-type="float">
            <text:p><text:s/>530,004 <text:s/></text:p>
          </table:table-cell>
          <table:table-cell table:style-name="ce57" office:value-type="float" office:value="2752522.713324" calcext:value-type="float">
            <text:p><text:s/>2,752,523 <text:s/></text:p>
          </table:table-cell>
          <table:table-cell table:style-name="ce57" office:value-type="float" office:value="410969.347072" calcext:value-type="float">
            <text:p><text:s/>410,969 <text:s/></text:p>
          </table:table-cell>
          <table:table-cell table:style-name="ce57" office:value-type="float" office:value="298374.347072" calcext:value-type="float">
            <text:p><text:s/>298,37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2595" calcext:value-type="float">
            <text:p><text:s/>112,595 <text:s/></text:p>
          </table:table-cell>
          <table:table-cell table:style-name="ce57" office:value-type="float" office:value="2341553.366252" calcext:value-type="float">
            <text:p><text:s/>2,341,55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8481.069604" calcext:value-type="float">
            <text:p><text:s/>48,48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48481.069604" calcext:value-type="float">
            <text:p><text:s/>48,481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8481.069604" calcext:value-type="float">
            <text:p><text:s/>48,48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8481.069604" calcext:value-type="float">
            <text:p><text:s/>48,481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778901.093" calcext:value-type="float">
            <text:p><text:s/>2,778,90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48" calcext:value-type="float">
            <text:p><text:s/>348 <text:s/></text:p>
          </table:table-cell>
          <table:table-cell table:style-name="ce49" office:value-type="float" office:value="15879.599" calcext:value-type="float">
            <text:p><text:s/>15,880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9552920.471" calcext:value-type="float">
            <text:p><text:s/>39,552,9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9552920.471" calcext:value-type="float">
            <text:p><text:s/>39,552,920 <text:s/></text:p>
          </table:table-cell>
          <table:table-cell table:style-name="ce51" office:value-type="float" office:value="2778901.093" calcext:value-type="float">
            <text:p><text:s/>2,778,90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48" calcext:value-type="float">
            <text:p><text:s/>348 <text:s/></text:p>
          </table:table-cell>
          <table:table-cell table:style-name="ce51" office:value-type="float" office:value="15879.599" calcext:value-type="float">
            <text:p><text:s/>15,880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233763.79869" calcext:value-type="float">
            <text:p><text:s/>-233,76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552920.471" calcext:value-type="float">
            <text:p><text:s/>39,552,920 <text:s/></text:p>
          </table:table-cell>
          <table:table-cell table:style-name="ce50" office:value-type="float" office:value="6359700.776" calcext:value-type="float">
            <text:p><text:s/>6,359,7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8" calcext:value-type="float">
            <text:p><text:s/>348 <text:s/></text:p>
          </table:table-cell>
          <table:table-cell table:style-name="ce50" office:value-type="float" office:value="15879.599" calcext:value-type="float">
            <text:p><text:s/>15,8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9552920.471" calcext:value-type="float">
            <text:p><text:s/>39,552,920 <text:s/></text:p>
          </table:table-cell>
          <table:table-cell table:style-name="ce50" office:value-type="float" office:value="6359700.776" calcext:value-type="float">
            <text:p><text:s/>6,359,70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870.853" calcext:value-type="float">
            <text:p><text:s/>7,87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8" calcext:value-type="float">
            <text:p><text:s/>348 <text:s/></text:p>
          </table:table-cell>
          <table:table-cell table:style-name="ce50" office:value-type="float" office:value="8008.746" calcext:value-type="float">
            <text:p><text:s/>8,00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80799.683" calcext:value-type="float">
            <text:p><text:s/>3,580,8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8828888.718" calcext:value-type="float">
            <text:p><text:s/>198,828,88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80799.683" calcext:value-type="float">
            <text:p><text:s/>3,580,8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8828888.718" calcext:value-type="float">
            <text:p><text:s/>198,828,889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123360.759" calcext:value-type="float">
            <text:p><text:s/>18,123,36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78.099" calcext:value-type="float">
            <text:p><text:s/>2,67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003.074" calcext:value-type="float">
            <text:p><text:s/>48,00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64344.947" calcext:value-type="float">
            <text:p><text:s/>3,164,34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13294.498" calcext:value-type="float">
            <text:p><text:s/>8,713,29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51083.407" calcext:value-type="float">
            <text:p><text:s/>4,651,08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86115.197" calcext:value-type="float">
            <text:p><text:s/>986,11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57841.537" calcext:value-type="float">
            <text:p><text:s/>557,84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804949.988" calcext:value-type="float">
            <text:p><text:s/>8,804,95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72134341.76969" calcext:value-type="float">
            <text:p><text:s/>172,134,34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72134341.76969" calcext:value-type="float">
            <text:p><text:s/>172,134,3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030806.63269" calcext:value-type="float">
            <text:p><text:s/>94,030,8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6463.185" calcext:value-type="float">
            <text:p><text:s/>316,4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20406.502" calcext:value-type="float">
            <text:p><text:s/>3,320,4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71829.591" calcext:value-type="float">
            <text:p><text:s/>8,371,8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3918.439" calcext:value-type="float">
            <text:p><text:s/>313,9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2954.042" calcext:value-type="float">
            <text:p><text:s/>452,9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87799.594" calcext:value-type="float">
            <text:p><text:s/>3,687,8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8765.73" calcext:value-type="float">
            <text:p><text:s/>438,7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191128.154" calcext:value-type="float">
            <text:p><text:s/>23,191,1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395189.029" calcext:value-type="float">
            <text:p><text:s/>12,395,1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9233.576" calcext:value-type="float">
            <text:p>( 139,23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0755394.946" calcext:value-type="float">
            <text:p>( 10,755,39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35928.794" calcext:value-type="float">
            <text:p><text:s/>7,635,9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48629.161" calcext:value-type="float">
            <text:p><text:s/>2,848,62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11381.17" calcext:value-type="float">
            <text:p><text:s/>311,3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90909.418" calcext:value-type="float">
            <text:p><text:s/>2,490,9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5885.026" calcext:value-type="float">
            <text:p><text:s/>855,88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930538.429" calcext:value-type="float">
            <text:p><text:s/>3,930,5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13214.581" calcext:value-type="float">
            <text:p><text:s/>4,113,2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3067.052" calcext:value-type="float">
            <text:p><text:s/>2,263,0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50147.529" calcext:value-type="float">
            <text:p><text:s/>1,850,1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35693.212" calcext:value-type="float">
            <text:p>( 335,693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756907.998" calcext:value-type="float">
            <text:p>( 756,90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175700.096" calcext:value-type="float">
            <text:p><text:s/>13,175,7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117330.064" calcext:value-type="float">
            <text:p><text:s/>12,117,3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58370.032" calcext:value-type="float">
            <text:p><text:s/>1,058,3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61743.963" calcext:value-type="float">
            <text:p>( 561,74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45775.24" calcext:value-type="float">
            <text:p><text:s/>4,845,77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387854.935" calcext:value-type="float">
            <text:p><text:s/>1,387,8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795126.42069" calcext:value-type="float">
            <text:p><text:s/>17,795,1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0952215.958" calcext:value-type="float">
            <text:p>( 10,952,21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73991.776" calcext:value-type="float">
            <text:p><text:s/>1,773,9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0056.409" calcext:value-type="float">
            <text:p><text:s/>340,0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33361.091" calcext:value-type="float">
            <text:p><text:s/>733,3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5238.2" calcext:value-type="float">
            <text:p><text:s/>1,965,2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9889.774" calcext:value-type="float">
            <text:p><text:s/>529,89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4577.578" calcext:value-type="float">
            <text:p><text:s/>474,5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4577.578" calcext:value-type="float">
            <text:p><text:s/>474,5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26157.861" calcext:value-type="float">
            <text:p><text:s/>2,326,1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9255.618" calcext:value-type="float">
            <text:p><text:s/>1,279,25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46902.243" calcext:value-type="float">
            <text:p><text:s/>1,046,9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111843.176" calcext:value-type="float">
            <text:p><text:s/>38,111,8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63198.008" calcext:value-type="float">
            <text:p><text:s/>5,363,1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73836.958" calcext:value-type="float">
            <text:p><text:s/>2,073,8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43659.063" calcext:value-type="float">
            <text:p><text:s/>843,6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5084.387" calcext:value-type="float">
            <text:p><text:s/>615,0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06314.025" calcext:value-type="float">
            <text:p><text:s/>1,306,3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4684.785" calcext:value-type="float">
            <text:p><text:s/>1,034,6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3210.656" calcext:value-type="float">
            <text:p><text:s/>653,2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81719.055" calcext:value-type="float">
            <text:p><text:s/>6,681,7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96561.344" calcext:value-type="float">
            <text:p><text:s/>4,596,56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943574.895" calcext:value-type="float">
            <text:p><text:s/>14,943,575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7190956.522" calcext:value-type="float">
            <text:p><text:s/>37,190,9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9552920.471" calcext:value-type="float">
            <text:p><text:s/>39,552,920 <text:s/></text:p>
          </table:table-cell>
          <table:table-cell table:style-name="ce57" office:value-type="float" office:value="6359700.776" calcext:value-type="float">
            <text:p><text:s/>6,359,70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48" calcext:value-type="float">
            <text:p><text:s/>348 <text:s/></text:p>
          </table:table-cell>
          <table:table-cell table:style-name="ce57" office:value-type="float" office:value="15879.599" calcext:value-type="float">
            <text:p><text:s/>15,88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9552920.471" calcext:value-type="float">
            <text:p><text:s/>39,552,920 <text:s/></text:p>
          </table:table-cell>
          <table:table-cell table:style-name="ce57" office:value-type="float" office:value="6359700.776" calcext:value-type="float">
            <text:p><text:s/>6,359,701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7870.853" calcext:value-type="float">
            <text:p><text:s/>7,871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48" calcext:value-type="float">
            <text:p><text:s/>348 <text:s/></text:p>
          </table:table-cell>
          <table:table-cell table:style-name="ce57" office:value-type="float" office:value="8008.746" calcext:value-type="float">
            <text:p><text:s/>8,00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1年(西元2002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84324" calcext:value-type="float">
            <text:p><text:s/>84,324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4324" calcext:value-type="float">
            <text:p><text:s/>84,324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65" calcext:value-type="float">
            <text:p><text:s/>0 <text:s/></text:p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7002" calcext:value-type="float">
            <text:p><text:s/>337,002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7002" calcext:value-type="float">
            <text:p><text:s/>337,002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4324" calcext:value-type="float">
            <text:p><text:s/>84,324 <text:s/></text:p>
          </table:table-cell>
          <table:table-cell table:style-name="ce52" office:value-type="float" office:value="337002" calcext:value-type="float">
            <text:p><text:s/>337,002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84324" calcext:value-type="float">
            <text:p><text:s/>84,324 <text:s/></text:p>
          </table:table-cell>
          <table:table-cell table:style-name="ce52" office:value-type="float" office:value="337002" calcext:value-type="float">
            <text:p><text:s/>337,002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7002" calcext:value-type="float">
            <text:p><text:s/>337,002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668" calcext:value-type="float">
            <text:p><text:s/>224,668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334" calcext:value-type="float">
            <text:p><text:s/>112,334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529.72" calcext:value-type="float">
            <text:p><text:s/>2,530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29.72" calcext:value-type="float">
            <text:p><text:s/>2,530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81794.28" calcext:value-type="float">
            <text:p><text:s/>81,79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